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1983">
            <text:p>1983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857142857143">
            <text:p>1.1385714286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88888888889">
            <text:p>1.1688888889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2125">
            <text:p>1.2125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333333333333">
            <text:p>1.233333333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091">
            <text:p>209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0428571428571">
            <text:p>1.2042857143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63636363636">
            <text:p>1.1936363636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3888888888889">
            <text:p>1.1388888889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206">
            <text:p>2206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5363636363636">
            <text:p>1.1536363636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4">
            <text:p>1.204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9272727272727">
            <text:p>1.1927272727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875">
            <text:p>1.2087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7454545454545">
            <text:p>1.174545454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08">
            <text:p>23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125">
            <text:p>1.16125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42857142857">
            <text:p>1.1664285714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404">
            <text:p>2404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08">
            <text:p>240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666666666667">
            <text:p>1.1166666667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463">
            <text:p>2463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9375">
            <text:p>1.17937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94">
            <text:p>1.194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714285714286">
            <text:p>1.1871428571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60">
            <text:p>26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60">
            <text:p>26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56">
            <text:p>2756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923076923077">
            <text:p>1.1492307692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77">
            <text:p>3877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807">
            <text:p>28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15">
            <text:p>28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5">
            <text:p>1.1635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834">
            <text:p>28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871">
            <text:p>28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77">
            <text:p>28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882">
            <text:p>28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03">
            <text:p>29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79">
            <text:p>3879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06">
            <text:p>2906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92307692308">
            <text:p>1.1869230769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68">
            <text:p>30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071">
            <text:p>30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072">
            <text:p>3072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83">
            <text:p>30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81">
            <text:p>388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881">
            <text:p>38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098">
            <text:p>30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1333333333333">
            <text:p>1.1133333333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37">
            <text:p>31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3888888888889">
            <text:p>1.1388888889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25">
            <text:p>1.1862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625">
            <text:p>1.13562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444444444444">
            <text:p>1.1344444444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833333333333">
            <text:p>1.1283333333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210">
            <text:p>32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4375">
            <text:p>1.14375</text:p>
          </table:table-cell>
        </table:table-row>
        <table:table-row table:style-name="ro2" table:visibility="filter">
          <table:table-cell office:value-type="float" office:value="3227">
            <text:p>32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928571428571">
            <text:p>1.1692857143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82">
            <text:p>3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89">
            <text:p>3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91">
            <text:p>329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99">
            <text:p>329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02">
            <text:p>330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02">
            <text:p>3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25">
            <text:p>1.2125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">
            <text:p>1.132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333333333333">
            <text:p>1.1133333333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34">
            <text:p>34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347826086957">
            <text:p>1.1534782609</text:p>
          </table:table-cell>
        </table:table-row>
        <table:table-row table:style-name="ro2" table:visibility="filter">
          <table:table-cell office:value-type="float" office:value="3449">
            <text:p>3449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449">
            <text:p>34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26">
            <text:p>1.226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485">
            <text:p>34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490">
            <text:p>349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90">
            <text:p>34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98">
            <text:p>34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09">
            <text:p>35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27272727273">
            <text:p>1.1622727273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6">
            <text:p>35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6">
            <text:p>35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77">
            <text:p>3577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77">
            <text:p>3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85">
            <text:p>35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1.12210526315789">
            <text:p>1.1221052632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714285714286">
            <text:p>1.1471428571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9166666666667">
            <text:p>1.1916666667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659">
            <text:p>3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72">
            <text:p>3672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73">
            <text:p>36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74">
            <text:p>367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702">
            <text:p>37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706">
            <text:p>3706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36363636364">
            <text:p>1.1663636364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9833333333333">
            <text:p>1.1983333333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53">
            <text:p>37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53">
            <text:p>3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71428571429">
            <text:p>1.1457142857</text:p>
          </table:table-cell>
        </table:table-row>
        <table:table-row table:style-name="ro2" table:visibility="filter">
          <table:table-cell office:value-type="float" office:value="3762">
            <text:p>37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83">
            <text:p>378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04">
            <text:p>3804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363636363636">
            <text:p>1.1536363636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909090909091">
            <text:p>1.1590909091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845">
            <text:p>38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46">
            <text:p>3846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8">
            <text:p>1.138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981132075471698">
            <text:p>0.9811320755</text:p>
          </table:table-cell>
          <table:table-cell office:value-type="float" office:value="1.16867924528302">
            <text:p>1.1686792453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970588235294117">
            <text:p>0.9705882353</text:p>
          </table:table-cell>
          <table:table-cell office:value-type="float" office:value="1.16558823529412">
            <text:p>1.1655882353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966666666666667">
            <text:p>0.9666666667</text:p>
          </table:table-cell>
          <table:table-cell office:value-type="float" office:value="1.16633333333333">
            <text:p>1.1663333333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6551724137931">
            <text:p>0.9655172414</text:p>
          </table:table-cell>
          <table:table-cell office:value-type="float" office:value="1.14310344827586">
            <text:p>1.1431034483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964912280701754">
            <text:p>0.9649122807</text:p>
          </table:table-cell>
          <table:table-cell office:value-type="float" office:value="1.15122807017544">
            <text:p>1.1512280702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3</text:p>
          </table:table-cell>
          <table:table-cell office:value-type="float" office:value="1.1837037037037">
            <text:p>1.1837037037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3</text:p>
          </table:table-cell>
          <table:table-cell office:value-type="float" office:value="1.19222222222222">
            <text:p>1.1922222222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962962962962963">
            <text:p>0.962962963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62962962962963">
            <text:p>0.96296296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1.1628">
            <text:p>1.1628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958333333333333">
            <text:p>0.9583333333</text:p>
          </table:table-cell>
          <table:table-cell office:value-type="float" office:value="1.16541666666667">
            <text:p>1.1654166667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958333333333333">
            <text:p>0.9583333333</text:p>
          </table:table-cell>
          <table:table-cell office:value-type="float" office:value="1.18041666666667">
            <text:p>1.1804166667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958333333333333">
            <text:p>0.9583333333</text:p>
          </table:table-cell>
          <table:table-cell office:value-type="float" office:value="1.16958333333333">
            <text:p>1.16958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956521739130435">
            <text:p>0.9565217391</text:p>
          </table:table-cell>
          <table:table-cell office:value-type="float" office:value="1.16739130434783">
            <text:p>1.1673913043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955555555555556">
            <text:p>0.9555555556</text:p>
          </table:table-cell>
          <table:table-cell office:value-type="float" office:value="1.16577777777778">
            <text:p>1.1657777778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54545454545455">
            <text:p>0.9545454545</text:p>
          </table:table-cell>
          <table:table-cell office:value-type="float" office:value="1.14454545454545">
            <text:p>1.1445454545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54545454545455">
            <text:p>0.954545454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52380952380952">
            <text:p>0.9523809524</text:p>
          </table:table-cell>
          <table:table-cell office:value-type="float" office:value="1.14761904761905">
            <text:p>1.1476190476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7047619047619">
            <text:p>1.1704761905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7190476190476">
            <text:p>1.1719047619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52380952380952">
            <text:p>0.9523809524</text:p>
          </table:table-cell>
          <table:table-cell office:value-type="float" office:value="1.1752380952381">
            <text:p>1.1752380952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67">
            <text:p>1.167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6525">
            <text:p>1.16525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947368421052632">
            <text:p>0.9473684211</text:p>
          </table:table-cell>
          <table:table-cell office:value-type="float" office:value="1.18894736842105">
            <text:p>1.1889473684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947368421052632">
            <text:p>0.9473684211</text:p>
          </table:table-cell>
          <table:table-cell office:value-type="float" office:value="1.15263157894737">
            <text:p>1.1526315789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947368421052632">
            <text:p>0.9473684211</text:p>
          </table:table-cell>
          <table:table-cell office:value-type="float" office:value="1.17473684210526">
            <text:p>1.1747368421</text:p>
          </table:table-cell>
        </table:table-row>
        <table:table-row table:style-name="ro2">
          <table:table-cell office:value-type="float" office:value="3727">
            <text:p>372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946428571428571">
            <text:p>0.9464285714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9833333333333">
            <text:p>1.198333333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8277777777778">
            <text:p>1.1827777778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20294117647059">
            <text:p>1.202941176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8617647058824">
            <text:p>1.1861764706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1.186875">
            <text:p>1.186875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375">
            <text:p>0.9375</text:p>
          </table:table-cell>
          <table:table-cell office:value-type="float" office:value="1.184375">
            <text:p>1.184375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935897435897436">
            <text:p>0.9358974359</text:p>
          </table:table-cell>
          <table:table-cell office:value-type="float" office:value="1.16564102564103">
            <text:p>1.1656410256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21066666666667">
            <text:p>1.2106666667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5266666666667">
            <text:p>1.1526666667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20266666666667">
            <text:p>1.202666666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19133333333333">
            <text:p>1.1913333333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17266666666667">
            <text:p>1.172666666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4933333333333">
            <text:p>1.1493333333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931506849315068">
            <text:p>0.9315068493</text:p>
          </table:table-cell>
          <table:table-cell office:value-type="float" office:value="1.17767123287671">
            <text:p>1.1776712329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31034482758621">
            <text:p>0.9310344828</text:p>
          </table:table-cell>
          <table:table-cell office:value-type="float" office:value="1.19344827586207">
            <text:p>1.1934482759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4642857142857">
            <text:p>1.1464285714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8357142857143">
            <text:p>1.1835714286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5214285714286">
            <text:p>1.1521428571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6357142857143">
            <text:p>1.1635714286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928571428571">
            <text:p>1.1592857143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9592592592593">
            <text:p>1.1959259259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925925925925926">
            <text:p>0.9259259259</text:p>
          </table:table-cell>
          <table:table-cell office:value-type="float" office:value="1.17246913580247">
            <text:p>1.1724691358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8592592592593">
            <text:p>1.1859259259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4944444444444">
            <text:p>1.1494444444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9538461538462">
            <text:p>1.1953846154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692307692308">
            <text:p>1.1769230769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846153846154">
            <text:p>1.168461538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7307692307692">
            <text:p>1.1730769231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8615384615385">
            <text:p>1.1861538462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5307692307692">
            <text:p>1.1530769231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5461538461538">
            <text:p>1.1546153846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7153846153846">
            <text:p>1.171538461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6307692307692">
            <text:p>1.1630769231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2307692307692">
            <text:p>1.1230769231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846153846154">
            <text:p>1.1784615385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92156862745098">
            <text:p>0.9215686275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921052631578947">
            <text:p>0.9210526316</text:p>
          </table:table-cell>
          <table:table-cell office:value-type="float" office:value="1.17631578947368">
            <text:p>1.1763157895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921052631578947">
            <text:p>0.9210526316</text:p>
          </table:table-cell>
          <table:table-cell office:value-type="float" office:value="1.15789473684211">
            <text:p>1.1578947368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918918918918919">
            <text:p>0.9189189189</text:p>
          </table:table-cell>
          <table:table-cell office:value-type="float" office:value="1.15040540540541">
            <text:p>1.1504054054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4916666666667">
            <text:p>1.1491666667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5791666666667">
            <text:p>1.1579166667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20083333333333">
            <text:p>1.2008333333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9583333333333">
            <text:p>1.1958333333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913793103448276">
            <text:p>0.9137931034</text:p>
          </table:table-cell>
          <table:table-cell office:value-type="float" office:value="1.17344827586207">
            <text:p>1.1734482759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6821256038647">
            <text:p>1.1682125604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4217391304348">
            <text:p>1.142173913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5347826086957">
            <text:p>1.1534782609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912280701754386">
            <text:p>0.9122807018</text:p>
          </table:table-cell>
          <table:table-cell office:value-type="float" office:value="1.16824561403509">
            <text:p>1.168245614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911764705882353">
            <text:p>0.9117647059</text:p>
          </table:table-cell>
          <table:table-cell office:value-type="float" office:value="1.18058823529412">
            <text:p>1.1805882353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911764705882353">
            <text:p>0.9117647059</text:p>
          </table:table-cell>
          <table:table-cell office:value-type="float" office:value="1.17147058823529">
            <text:p>1.171470588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911764705882353">
            <text:p>0.9117647059</text:p>
          </table:table-cell>
          <table:table-cell office:value-type="float" office:value="1.16323529411765">
            <text:p>1.1632352941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911764705882353">
            <text:p>0.9117647059</text:p>
          </table:table-cell>
          <table:table-cell office:value-type="float" office:value="1.14264705882353">
            <text:p>1.1426470588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911111111111111">
            <text:p>0.9111111111</text:p>
          </table:table-cell>
          <table:table-cell office:value-type="float" office:value="1.16244444444444">
            <text:p>1.1624444444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911111111111111">
            <text:p>0.9111111111</text:p>
          </table:table-cell>
          <table:table-cell office:value-type="float" office:value="1.14866666666667">
            <text:p>1.1486666667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91044776119403">
            <text:p>0.9104477612</text:p>
          </table:table-cell>
          <table:table-cell office:value-type="float" office:value="1.16373134328358">
            <text:p>1.1637313433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363636363636">
            <text:p>1.1736363636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477272727273">
            <text:p>1.1747727273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6636363636364">
            <text:p>1.1663636364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8818181818182">
            <text:p>1.1881818182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20727272727273">
            <text:p>1.207272727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6545454545455">
            <text:p>1.1654545455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454545454545">
            <text:p>1.164545454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69696969697">
            <text:p>1.166969697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6545454545455">
            <text:p>1.165454545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6090909090909">
            <text:p>1.1609090909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4636363636364">
            <text:p>1.1463636364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4909090909091">
            <text:p>1.149090909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068181818182">
            <text:p>1.1706818182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6454545454545">
            <text:p>1.1645454545</text:p>
          </table:table-cell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908450704225352">
            <text:p>0.9084507042</text:p>
          </table:table-cell>
          <table:table-cell office:value-type="float" office:value="1.16345070422535">
            <text:p>1.1634507042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907692307692308">
            <text:p>0.9076923077</text:p>
          </table:table-cell>
          <table:table-cell office:value-type="float" office:value="1.15092307692308">
            <text:p>1.1509230769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907407407407407">
            <text:p>0.9074074074</text:p>
          </table:table-cell>
          <table:table-cell office:value-type="float" office:value="1.17203703703704">
            <text:p>1.172037037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907142857142857">
            <text:p>0.9071428571</text:p>
          </table:table-cell>
          <table:table-cell office:value-type="float" office:value="1.16685714285714">
            <text:p>1.1668571429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906976744186046">
            <text:p>0.9069767442</text:p>
          </table:table-cell>
          <table:table-cell office:value-type="float" office:value="1.17313953488372">
            <text:p>1.1731395349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906976744186046">
            <text:p>0.9069767442</text:p>
          </table:table-cell>
          <table:table-cell office:value-type="float" office:value="1.15883720930233">
            <text:p>1.1588372093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906666666666667">
            <text:p>0.9066666667</text:p>
          </table:table-cell>
          <table:table-cell office:value-type="float" office:value="1.15253333333333">
            <text:p>1.1525333333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953125">
            <text:p>1.1953125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65625">
            <text:p>1.16562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90625">
            <text:p>0.90625</text:p>
          </table:table-cell>
          <table:table-cell office:value-type="float" office:value="1.1428125">
            <text:p>1.142812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04761904761905">
            <text:p>0.9047619048</text:p>
          </table:table-cell>
          <table:table-cell office:value-type="float" office:value="1.16095238095238">
            <text:p>1.160952381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6761904761905">
            <text:p>1.1676190476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6761904761905">
            <text:p>1.1676190476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9714285714286">
            <text:p>1.197142857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04761904761905">
            <text:p>0.9047619048</text:p>
          </table:table-cell>
          <table:table-cell office:value-type="float" office:value="1.17809523809524">
            <text:p>1.1780952381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7190476190476">
            <text:p>1.1719047619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04761904761905">
            <text:p>0.9047619048</text:p>
          </table:table-cell>
          <table:table-cell office:value-type="float" office:value="1.19571428571429">
            <text:p>1.1957142857</text:p>
          </table:table-cell>
        </table:table-row>
        <table:table-row table:style-name="ro2">
          <table:table-cell office:value-type="float" office:value="3187">
            <text:p>3187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904761904761905">
            <text:p>0.9047619048</text:p>
          </table:table-cell>
          <table:table-cell office:value-type="float" office:value="1.16034013605442">
            <text:p>1.1603401361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904109589041096">
            <text:p>0.904109589</text:p>
          </table:table-cell>
          <table:table-cell office:value-type="float" office:value="1.15876712328767">
            <text:p>1.1587671233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904109589041096">
            <text:p>0.904109589</text:p>
          </table:table-cell>
          <table:table-cell office:value-type="float" office:value="1.16095890410959">
            <text:p>1.1609589041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903225806451613">
            <text:p>0.9032258065</text:p>
          </table:table-cell>
          <table:table-cell office:value-type="float" office:value="1.17709677419355">
            <text:p>1.1770967742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903225806451613">
            <text:p>0.9032258065</text:p>
          </table:table-cell>
          <table:table-cell office:value-type="float" office:value="1.16516129032258">
            <text:p>1.1651612903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902777777777778">
            <text:p>0.9027777778</text:p>
          </table:table-cell>
          <table:table-cell office:value-type="float" office:value="1.16430555555556">
            <text:p>1.164305555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902439024390244">
            <text:p>0.9024390244</text:p>
          </table:table-cell>
          <table:table-cell office:value-type="float" office:value="1.15658536585366">
            <text:p>1.1565853659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901960784313726">
            <text:p>0.9019607843</text:p>
          </table:table-cell>
          <table:table-cell office:value-type="float" office:value="1.1721568627451">
            <text:p>1.1721568627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901960784313726">
            <text:p>0.9019607843</text:p>
          </table:table-cell>
          <table:table-cell office:value-type="float" office:value="1.19509803921569">
            <text:p>1.1950980392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901960784313726">
            <text:p>0.9019607843</text:p>
          </table:table-cell>
          <table:table-cell office:value-type="float" office:value="1.15254901960784">
            <text:p>1.1525490196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901639344262295">
            <text:p>0.9016393443</text:p>
          </table:table-cell>
          <table:table-cell office:value-type="float" office:value="1.15754098360656">
            <text:p>1.1575409836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901408450704225">
            <text:p>0.9014084507</text:p>
          </table:table-cell>
          <table:table-cell office:value-type="float" office:value="1.15605633802817">
            <text:p>1.156056338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87">
            <text:p>1.187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203">
            <text:p>1.203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7">
            <text:p>1.167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53">
            <text:p>1.15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835">
            <text:p>1.183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71">
            <text:p>1.171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201">
            <text:p>1.201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1">
            <text:p>1.151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9">
            <text:p>1.139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89908256880734">
            <text:p>0.8990825688</text:p>
          </table:table-cell>
          <table:table-cell office:value-type="float" office:value="1.16238532110092">
            <text:p>1.1623853211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</text:p>
          </table:table-cell>
          <table:table-cell office:value-type="float" office:value="1.19384615384615">
            <text:p>1.1938461538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</text:p>
          </table:table-cell>
          <table:table-cell office:value-type="float" office:value="1.16282051282051">
            <text:p>1.1628205128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897058823529412">
            <text:p>0.8970588235</text:p>
          </table:table-cell>
          <table:table-cell office:value-type="float" office:value="1.17426470588235">
            <text:p>1.1742647059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897058823529412">
            <text:p>0.897058823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96551724137931">
            <text:p>0.8965517241</text:p>
          </table:table-cell>
          <table:table-cell office:value-type="float" office:value="1.16827586206897">
            <text:p>1.1682758621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6421052631579">
            <text:p>1.1642105263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94736842105263">
            <text:p>0.8947368421</text:p>
          </table:table-cell>
          <table:table-cell office:value-type="float" office:value="1.16526315789474">
            <text:p>1.1652631579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710526315789">
            <text:p>1.1571052632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894736842105263">
            <text:p>0.8947368421</text:p>
          </table:table-cell>
          <table:table-cell office:value-type="float" office:value="1.15684210526316">
            <text:p>1.1568421053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0.89419795221843">
            <text:p>0.8941979522</text:p>
          </table:table-cell>
          <table:table-cell office:value-type="float" office:value="1.16139931740614">
            <text:p>1.1613993174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894117647058824">
            <text:p>0.8941176471</text:p>
          </table:table-cell>
          <table:table-cell office:value-type="float" office:value="1.15870588235294">
            <text:p>1.1587058824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893333333333333">
            <text:p>0.8933333333</text:p>
          </table:table-cell>
          <table:table-cell office:value-type="float" office:value="1.16706666666667">
            <text:p>1.1670666667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893203883495146">
            <text:p>0.8932038835</text:p>
          </table:table-cell>
          <table:table-cell office:value-type="float" office:value="1.17941747572816">
            <text:p>1.1794174757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92857142857143">
            <text:p>0.8928571429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91891891891892">
            <text:p>0.8918918919</text:p>
          </table:table-cell>
          <table:table-cell office:value-type="float" office:value="1.1727027027027">
            <text:p>1.1727027027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91891891891892">
            <text:p>0.8918918919</text:p>
          </table:table-cell>
          <table:table-cell office:value-type="float" office:value="1.18243243243243">
            <text:p>1.1824324324</text:p>
          </table:table-cell>
        </table:table-row>
        <table:table-row table:style-name="ro2">
          <table:table-cell office:value-type="float" office:value="3541">
            <text:p>3541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891304347826087">
            <text:p>0.8913043478</text:p>
          </table:table-cell>
          <table:table-cell office:value-type="float" office:value="1.16086956521739">
            <text:p>1.1608695652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891304347826087">
            <text:p>0.8913043478</text:p>
          </table:table-cell>
          <table:table-cell office:value-type="float" office:value="1.16945652173913">
            <text:p>1.1694565217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89041095890411">
            <text:p>0.8904109589</text:p>
          </table:table-cell>
          <table:table-cell office:value-type="float" office:value="1.16287671232877">
            <text:p>1.1628767123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89041095890411">
            <text:p>0.8904109589</text:p>
          </table:table-cell>
          <table:table-cell office:value-type="float" office:value="1.16315068493151">
            <text:p>1.1631506849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89041095890411">
            <text:p>0.8904109589</text:p>
          </table:table-cell>
          <table:table-cell office:value-type="float" office:value="1.15">
            <text:p>1.15</text:p>
          </table:table-cell>
        </table:table-row>
        <table:table-row table:style-name="ro2">
          <table:table-cell office:value-type="float" office:value="3131">
            <text:p>313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889830508474576">
            <text:p>0.8898305085</text:p>
          </table:table-cell>
          <table:table-cell office:value-type="float" office:value="1.15762711864407">
            <text:p>1.1576271186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4555555555556">
            <text:p>1.1455555556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8555555555556">
            <text:p>1.1855555556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8888888888889">
            <text:p>1.1888888889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277777777778">
            <text:p>1.1827777778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3777777777778">
            <text:p>1.1377777778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9126984126984">
            <text:p>1.1912698413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944444444444">
            <text:p>1.1694444444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21888888888889">
            <text:p>1.2188888889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822222222222">
            <text:p>1.168222222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2833333333333">
            <text:p>1.1283333333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861111111111">
            <text:p>1.1786111111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222222222222">
            <text:p>1.1522222222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638888888889">
            <text:p>1.1763888889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733333333333">
            <text:p>1.1573333333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8555555555556">
            <text:p>1.1855555556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611111111111">
            <text:p>1.1761111111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888888888889">
            <text:p>1.1688888889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4555555555556">
            <text:p>1.1455555556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9111111111111">
            <text:p>1.1911111111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138888888889">
            <text:p>1.1513888889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444444444444">
            <text:p>1.1444444444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89898989899">
            <text:p>1.158989899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962962962963">
            <text:p>1.1696296296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333333333333">
            <text:p>1.1533333333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0.88785046728972">
            <text:p>0.8878504673</text:p>
          </table:table-cell>
          <table:table-cell office:value-type="float" office:value="1.16672897196262">
            <text:p>1.166728972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.887096774193548">
            <text:p>0.8870967742</text:p>
          </table:table-cell>
          <table:table-cell office:value-type="float" office:value="1.16908602150538">
            <text:p>1.1690860215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86363636363636">
            <text:p>0.8863636364</text:p>
          </table:table-cell>
          <table:table-cell office:value-type="float" office:value="1.17409090909091">
            <text:p>1.1740909091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886075949367089">
            <text:p>0.8860759494</text:p>
          </table:table-cell>
          <table:table-cell office:value-type="float" office:value="1.16139240506329">
            <text:p>1.1613924051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886075949367089">
            <text:p>0.8860759494</text:p>
          </table:table-cell>
          <table:table-cell office:value-type="float" office:value="1.15645569620253">
            <text:p>1.1564556962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885906040268456">
            <text:p>0.8859060403</text:p>
          </table:table-cell>
          <table:table-cell office:value-type="float" office:value="1.17530201342282">
            <text:p>1.1753020134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85714285714286">
            <text:p>0.8857142857</text:p>
          </table:table-cell>
          <table:table-cell office:value-type="float" office:value="1.18771428571429">
            <text:p>1.1877142857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885416666666667">
            <text:p>0.8854166667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885245901639344">
            <text:p>0.8852459016</text:p>
          </table:table-cell>
          <table:table-cell office:value-type="float" office:value="1.17885245901639">
            <text:p>1.178852459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885057471264368">
            <text:p>0.8850574713</text:p>
          </table:table-cell>
          <table:table-cell office:value-type="float" office:value="1.18034482758621">
            <text:p>1.1803448276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84615384615385">
            <text:p>0.8846153846</text:p>
          </table:table-cell>
          <table:table-cell office:value-type="float" office:value="1.16769230769231">
            <text:p>1.1676923077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884057971014493">
            <text:p>0.884057971</text:p>
          </table:table-cell>
          <table:table-cell office:value-type="float" office:value="1.15797101449275">
            <text:p>1.1579710145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883333333333333">
            <text:p>0.8833333333</text:p>
          </table:table-cell>
          <table:table-cell office:value-type="float" office:value="1.15883333333333">
            <text:p>1.1588333333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883333333333333">
            <text:p>0.8833333333</text:p>
          </table:table-cell>
          <table:table-cell office:value-type="float" office:value="1.16466666666667">
            <text:p>1.1646666667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883333333333333">
            <text:p>0.8833333333</text:p>
          </table:table-cell>
          <table:table-cell office:value-type="float" office:value="1.18016666666667">
            <text:p>1.1801666667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20352941176471">
            <text:p>1.2035294118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7921568627451">
            <text:p>1.1792156863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147058823529">
            <text:p>1.1614705882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7779411764706">
            <text:p>1.177794117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5588235294118">
            <text:p>1.1558823529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6794117647059">
            <text:p>1.167941176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6264705882353">
            <text:p>1.1626470588</text:p>
          </table:table-cell>
        </table:table-row>
        <table:table-row table:style-name="ro2">
          <table:table-cell office:value-type="float" office:value="3394">
            <text:p>3394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881889763779527">
            <text:p>0.8818897638</text:p>
          </table:table-cell>
          <table:table-cell office:value-type="float" office:value="1.15322834645669">
            <text:p>1.1532283465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.881773399014778">
            <text:p>0.881773399</text:p>
          </table:table-cell>
          <table:table-cell office:value-type="float" office:value="1.1587684729064">
            <text:p>1.1587684729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80952380952381">
            <text:p>0.880952381</text:p>
          </table:table-cell>
          <table:table-cell office:value-type="float" office:value="1.15619047619048">
            <text:p>1.1561904762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1.1694">
            <text:p>1.1694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1.1606">
            <text:p>1.1606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1.166">
            <text:p>1.166</text:p>
          </table:table-cell>
        </table:table-row>
        <table:table-row table:style-name="ro2">
          <table:table-cell office:value-type="float" office:value="3767">
            <text:p>37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1597">
            <text:p>1.1597</text:p>
          </table:table-cell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1622">
            <text:p>1.1622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879120879120879">
            <text:p>0.8791208791</text:p>
          </table:table-cell>
          <table:table-cell office:value-type="float" office:value="1.16824175824176">
            <text:p>1.1682417582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878787878787879">
            <text:p>0.8787878788</text:p>
          </table:table-cell>
          <table:table-cell office:value-type="float" office:value="1.17484848484848">
            <text:p>1.174848484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78787878787879">
            <text:p>0.8787878788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78787878787879">
            <text:p>0.8787878788</text:p>
          </table:table-cell>
          <table:table-cell office:value-type="float" office:value="1.19030303030303">
            <text:p>1.190303030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878787878787879">
            <text:p>0.8787878788</text:p>
          </table:table-cell>
          <table:table-cell office:value-type="float" office:value="1.17272727272727">
            <text:p>1.1727272727</text:p>
          </table:table-cell>
        </table:table-row>
        <table:table-row table:style-name="ro2">
          <table:table-cell office:value-type="float" office:value="2138">
            <text:p>2138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877777777777778">
            <text:p>0.8777777778</text:p>
          </table:table-cell>
          <table:table-cell office:value-type="float" office:value="1.16094444444444">
            <text:p>1.1609444444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877551020408163">
            <text:p>0.8775510204</text:p>
          </table:table-cell>
          <table:table-cell office:value-type="float" office:value="1.15959183673469">
            <text:p>1.1595918367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876923076923077">
            <text:p>0.8769230769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876923076923077">
            <text:p>0.8769230769</text:p>
          </table:table-cell>
          <table:table-cell office:value-type="float" office:value="1.17784615384615">
            <text:p>1.1778461538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876288659793814">
            <text:p>0.8762886598</text:p>
          </table:table-cell>
          <table:table-cell office:value-type="float" office:value="1.16670103092784">
            <text:p>1.1667010309</text:p>
          </table:table-cell>
        </table:table-row>
        <table:table-row table:style-name="ro2">
          <table:table-cell office:value-type="float" office:value="2923">
            <text:p>2923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876106194690265">
            <text:p>0.8761061947</text:p>
          </table:table-cell>
          <table:table-cell office:value-type="float" office:value="1.16778761061947">
            <text:p>1.1677876106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15625">
            <text:p>1.1715625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194444444444">
            <text:p>1.1719444444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11875">
            <text:p>1.21187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96875">
            <text:p>1.1696875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708333333333">
            <text:p>1.167083333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625">
            <text:p>1.1862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4375">
            <text:p>1.194375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125">
            <text:p>1.19125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375">
            <text:p>1.1737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9375">
            <text:p>1.1937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583333333333">
            <text:p>1.1558333333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875">
            <text:p>1.17875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34375">
            <text:p>1.173437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9375">
            <text:p>1.1937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8339285714286">
            <text:p>1.1833928571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3125">
            <text:p>1.163125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125">
            <text:p>1.1512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8125">
            <text:p>1.158125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3625">
            <text:p>1.1362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8125">
            <text:p>1.1812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392857142857">
            <text:p>1.1539285714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875">
            <text:p>1.17875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075">
            <text:p>1.15075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25">
            <text:p>1.1525</text:p>
          </table:table-cell>
        </table:table-row>
        <table:table-row table:style-name="ro2">
          <table:table-cell office:value-type="float" office:value="3574">
            <text:p>3574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125">
            <text:p>1.1612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791666666667">
            <text:p>1.1779166667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138888888889">
            <text:p>1.1613888889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4416666666667">
            <text:p>1.1441666667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9375">
            <text:p>1.15937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873015873015873">
            <text:p>0.873015873</text:p>
          </table:table-cell>
          <table:table-cell office:value-type="float" office:value="1.15603174603175">
            <text:p>1.156031746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872340425531915">
            <text:p>0.8723404255</text:p>
          </table:table-cell>
          <table:table-cell office:value-type="float" office:value="1.17978723404255">
            <text:p>1.179787234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872340425531915">
            <text:p>0.8723404255</text:p>
          </table:table-cell>
          <table:table-cell office:value-type="float" office:value="1.1768085106383">
            <text:p>1.1768085106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.872340425531915">
            <text:p>0.8723404255</text:p>
          </table:table-cell>
          <table:table-cell office:value-type="float" office:value="1.17154255319149">
            <text:p>1.1715425532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872340425531915">
            <text:p>0.8723404255</text:p>
          </table:table-cell>
          <table:table-cell office:value-type="float" office:value="1.16978723404255">
            <text:p>1.169787234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872093023255814">
            <text:p>0.8720930233</text:p>
          </table:table-cell>
          <table:table-cell office:value-type="float" office:value="1.17354651162791">
            <text:p>1.1735465116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8</text:p>
          </table:table-cell>
          <table:table-cell office:value-type="float" office:value="1.16897435897436">
            <text:p>1.168974359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871794871794872">
            <text:p>0.8717948718</text:p>
          </table:table-cell>
          <table:table-cell office:value-type="float" office:value="1.16153846153846">
            <text:p>1.1615384615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871428571428571">
            <text:p>0.8714285714</text:p>
          </table:table-cell>
          <table:table-cell office:value-type="float" office:value="1.16221428571429">
            <text:p>1.1622142857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5806451612903">
            <text:p>1.1580645161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70967741935484">
            <text:p>0.8709677419</text:p>
          </table:table-cell>
          <table:table-cell office:value-type="float" office:value="1.16967741935484">
            <text:p>1.1696774194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6612903225806">
            <text:p>1.166129032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70967741935484">
            <text:p>0.8709677419</text:p>
          </table:table-cell>
          <table:table-cell office:value-type="float" office:value="1.14741935483871">
            <text:p>1.1474193548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87037037037037">
            <text:p>0.8703703704</text:p>
          </table:table-cell>
          <table:table-cell office:value-type="float" office:value="1.16981481481482">
            <text:p>1.1698148148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87037037037037">
            <text:p>0.8703703704</text:p>
          </table:table-cell>
          <table:table-cell office:value-type="float" office:value="1.15722222222222">
            <text:p>1.1572222222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87037037037037">
            <text:p>0.8703703704</text:p>
          </table:table-cell>
          <table:table-cell office:value-type="float" office:value="1.16888888888889">
            <text:p>1.1688888889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87037037037037">
            <text:p>0.8703703704</text:p>
          </table:table-cell>
          <table:table-cell office:value-type="float" office:value="1.16203703703704">
            <text:p>1.16203703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87037037037037">
            <text:p>0.8703703704</text:p>
          </table:table-cell>
          <table:table-cell office:value-type="float" office:value="1.14962962962963">
            <text:p>1.1496296296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869565217391304">
            <text:p>0.8695652174</text:p>
          </table:table-cell>
          <table:table-cell office:value-type="float" office:value="1.1804347826087">
            <text:p>1.1804347826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869565217391304">
            <text:p>0.8695652174</text:p>
          </table:table-cell>
          <table:table-cell office:value-type="float" office:value="1.1995652173913">
            <text:p>1.1995652174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869158878504673">
            <text:p>0.8691588785</text:p>
          </table:table-cell>
          <table:table-cell office:value-type="float" office:value="1.17056074766355">
            <text:p>1.1705607477</text:p>
          </table:table-cell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869109947643979">
            <text:p>0.8691099476</text:p>
          </table:table-cell>
          <table:table-cell office:value-type="float" office:value="1.16785340314136">
            <text:p>1.1678534031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.868852459016393">
            <text:p>0.868852459</text:p>
          </table:table-cell>
          <table:table-cell office:value-type="float" office:value="1.16172131147541">
            <text:p>1.161721311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868852459016393">
            <text:p>0.868852459</text:p>
          </table:table-cell>
          <table:table-cell office:value-type="float" office:value="1.16590163934426">
            <text:p>1.1659016393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68421052631579">
            <text:p>0.8684210526</text:p>
          </table:table-cell>
          <table:table-cell office:value-type="float" office:value="1.15447368421053">
            <text:p>1.1544736842</text:p>
          </table:table-cell>
        </table:table-row>
        <table:table-row table:style-name="ro2">
          <table:table-cell office:value-type="float" office:value="2993">
            <text:p>2993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868421052631579">
            <text:p>0.8684210526</text:p>
          </table:table-cell>
          <table:table-cell office:value-type="float" office:value="1.16322368421053">
            <text:p>1.1632236842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868217054263566">
            <text:p>0.8682170543</text:p>
          </table:table-cell>
          <table:table-cell office:value-type="float" office:value="1.19573643410853">
            <text:p>1.1957364341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.868181818181818">
            <text:p>0.8681818182</text:p>
          </table:table-cell>
          <table:table-cell office:value-type="float" office:value="1.16581818181818">
            <text:p>1.1658181818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868131868131868">
            <text:p>0.8681318681</text:p>
          </table:table-cell>
          <table:table-cell office:value-type="float" office:value="1.18450549450549">
            <text:p>1.1845054945</text:p>
          </table:table-cell>
        </table:table-row>
        <table:table-row table:style-name="ro2">
          <table:table-cell office:value-type="float" office:value="2974">
            <text:p>2974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.868131868131868">
            <text:p>0.8681318681</text:p>
          </table:table-cell>
          <table:table-cell office:value-type="float" office:value="1.17186813186813">
            <text:p>1.1718681319</text:p>
          </table:table-cell>
        </table:table-row>
        <table:table-row table:style-name="ro2">
          <table:table-cell office:value-type="float" office:value="2119">
            <text:p>2119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867924528301887">
            <text:p>0.8679245283</text:p>
          </table:table-cell>
          <table:table-cell office:value-type="float" office:value="1.16584905660377">
            <text:p>1.1658490566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867924528301887">
            <text:p>0.8679245283</text:p>
          </table:table-cell>
          <table:table-cell office:value-type="float" office:value="1.14792452830189">
            <text:p>1.1479245283</text:p>
          </table:table-cell>
        </table:table-row>
        <table:table-row table:style-name="ro2">
          <table:table-cell office:value-type="float" office:value="2998">
            <text:p>2998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.867549668874172">
            <text:p>0.8675496689</text:p>
          </table:table-cell>
          <table:table-cell office:value-type="float" office:value="1.16761589403974">
            <text:p>1.167615894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867052023121387">
            <text:p>0.8670520231</text:p>
          </table:table-cell>
          <table:table-cell office:value-type="float" office:value="1.16531791907514">
            <text:p>1.1653179191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7613333333333">
            <text:p>1.1761333333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9422222222222">
            <text:p>1.1942222222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233333333333">
            <text:p>1.1623333333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6155555555556">
            <text:p>1.1615555556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4066666666667">
            <text:p>1.1406666667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865979381443299">
            <text:p>0.8659793814</text:p>
          </table:table-cell>
          <table:table-cell office:value-type="float" office:value="1.16515463917526">
            <text:p>1.1651546392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865671641791045">
            <text:p>0.8656716418</text:p>
          </table:table-cell>
          <table:table-cell office:value-type="float" office:value="1.18537313432836">
            <text:p>1.1853731343</text:p>
          </table:table-cell>
        </table:table-row>
        <table:table-row table:style-name="ro2">
          <table:table-cell office:value-type="float" office:value="2278">
            <text:p>2278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865384615384615">
            <text:p>0.8653846154</text:p>
          </table:table-cell>
          <table:table-cell office:value-type="float" office:value="1.15461538461538">
            <text:p>1.1546153846</text:p>
          </table:table-cell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865079365079365">
            <text:p>0.8650793651</text:p>
          </table:table-cell>
          <table:table-cell office:value-type="float" office:value="1.16134920634921">
            <text:p>1.1613492063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64864864864865">
            <text:p>0.8648648649</text:p>
          </table:table-cell>
          <table:table-cell office:value-type="float" office:value="1.19135135135135">
            <text:p>1.1913513514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864864864864865">
            <text:p>0.8648648649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864197530864197">
            <text:p>0.8641975309</text:p>
          </table:table-cell>
          <table:table-cell office:value-type="float" office:value="1.17345679012346">
            <text:p>1.1734567901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864197530864197">
            <text:p>0.8641975309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864197530864197">
            <text:p>0.8641975309</text:p>
          </table:table-cell>
          <table:table-cell office:value-type="float" office:value="1.16753086419753">
            <text:p>1.1675308642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864077669902913">
            <text:p>0.8640776699</text:p>
          </table:table-cell>
          <table:table-cell office:value-type="float" office:value="1.17757281553398">
            <text:p>1.1775728155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0.864035087719298">
            <text:p>0.8640350877</text:p>
          </table:table-cell>
          <table:table-cell office:value-type="float" office:value="1.16144736842105">
            <text:p>1.1614473684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5909090909091">
            <text:p>1.1590909091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17363636363636">
            <text:p>1.1736363636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5772727272727">
            <text:p>1.1577272727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418">
            <text:p>418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16911483253589">
            <text:p>1.169114832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63636363636364">
            <text:p>0.8636363636</text:p>
          </table:table-cell>
          <table:table-cell office:value-type="float" office:value="1.15681818181818">
            <text:p>1.1568181818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863207547169811">
            <text:p>0.8632075472</text:p>
          </table:table-cell>
          <table:table-cell office:value-type="float" office:value="1.1702358490566">
            <text:p>1.1702358491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62745098039216">
            <text:p>0.862745098</text:p>
          </table:table-cell>
          <table:table-cell office:value-type="float" office:value="1.1621568627451">
            <text:p>1.1621568627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862745098039216">
            <text:p>0.862745098</text:p>
          </table:table-cell>
          <table:table-cell office:value-type="float" office:value="1.1728431372549">
            <text:p>1.172843137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862745098039216">
            <text:p>0.862745098</text:p>
          </table:table-cell>
          <table:table-cell office:value-type="float" office:value="1.1521568627451">
            <text:p>1.1521568627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8625">
            <text:p>0.8625</text:p>
          </table:table-cell>
          <table:table-cell office:value-type="float" office:value="1.179">
            <text:p>1.179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862385321100918">
            <text:p>0.8623853211</text:p>
          </table:table-cell>
          <table:table-cell office:value-type="float" office:value="1.15302752293578">
            <text:p>1.1530275229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.862348178137652">
            <text:p>0.8623481781</text:p>
          </table:table-cell>
          <table:table-cell office:value-type="float" office:value="1.16732793522267">
            <text:p>1.1673279352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862068965517241">
            <text:p>0.8620689655</text:p>
          </table:table-cell>
          <table:table-cell office:value-type="float" office:value="1.16528735632184">
            <text:p>1.1652873563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62068965517241">
            <text:p>0.8620689655</text:p>
          </table:table-cell>
          <table:table-cell office:value-type="float" office:value="1.19413793103448">
            <text:p>1.194137931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62068965517241">
            <text:p>0.8620689655</text:p>
          </table:table-cell>
          <table:table-cell office:value-type="float" office:value="1.15793103448276">
            <text:p>1.1579310345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0.861924686192469">
            <text:p>0.8619246862</text:p>
          </table:table-cell>
          <table:table-cell office:value-type="float" office:value="1.16054393305439">
            <text:p>1.1605439331</text:p>
          </table:table-cell>
        </table:table-row>
        <table:table-row table:style-name="ro2">
          <table:table-cell office:value-type="float" office:value="2886">
            <text:p>2886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861788617886179">
            <text:p>0.8617886179</text:p>
          </table:table-cell>
          <table:table-cell office:value-type="float" office:value="1.16308943089431">
            <text:p>1.163089430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861538461538462">
            <text:p>0.8615384615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861111111111111">
            <text:p>0.8611111111</text:p>
          </table:table-cell>
          <table:table-cell office:value-type="float" office:value="1.18986111111111">
            <text:p>1.1898611111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860215053763441">
            <text:p>0.8602150538</text:p>
          </table:table-cell>
          <table:table-cell office:value-type="float" office:value="1.16516129032258">
            <text:p>1.1651612903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office:value-type="float" office:value="1.1574">
            <text:p>1.1574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859649122807017">
            <text:p>0.8596491228</text:p>
          </table:table-cell>
          <table:table-cell office:value-type="float" office:value="1.17789473684211">
            <text:p>1.1778947368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859649122807017">
            <text:p>0.8596491228</text:p>
          </table:table-cell>
          <table:table-cell office:value-type="float" office:value="1.18017543859649">
            <text:p>1.1801754386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859375">
            <text:p>0.859375</text:p>
          </table:table-cell>
          <table:table-cell office:value-type="float" office:value="1.17921875">
            <text:p>1.1792187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859375">
            <text:p>0.859375</text:p>
          </table:table-cell>
          <table:table-cell office:value-type="float" office:value="1.17203125">
            <text:p>1.1720312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859375">
            <text:p>0.859375</text:p>
          </table:table-cell>
          <table:table-cell office:value-type="float" office:value="1.17703125">
            <text:p>1.17703125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858974358974359">
            <text:p>0.858974359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858974358974359">
            <text:p>0.858974359</text:p>
          </table:table-cell>
          <table:table-cell office:value-type="float" office:value="1.16551282051282">
            <text:p>1.165512820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858585858585859">
            <text:p>0.8585858586</text:p>
          </table:table-cell>
          <table:table-cell office:value-type="float" office:value="1.17545454545455">
            <text:p>1.1754545455</text:p>
          </table:table-cell>
        </table:table-row>
        <table:table-row table:style-name="ro2">
          <table:table-cell office:value-type="float" office:value="3151">
            <text:p>3151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858208955223881">
            <text:p>0.8582089552</text:p>
          </table:table-cell>
          <table:table-cell office:value-type="float" office:value="1.16716417910448">
            <text:p>1.1671641791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371428571429">
            <text:p>1.1537142857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0285714285714">
            <text:p>1.2028571429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38095238095">
            <text:p>1.1723809524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547619047619">
            <text:p>1.155476190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857142857143">
            <text:p>1.1985714286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285714285714">
            <text:p>1.1928571429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0091836734694">
            <text:p>1.2009183673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1714285714286">
            <text:p>1.2171428571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357142857143">
            <text:p>1.1635714286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0857142857143">
            <text:p>1.2085714286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0081632653061">
            <text:p>1.200816326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785714285714">
            <text:p>1.1778571429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785714285714">
            <text:p>1.1978571429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47619047619">
            <text:p>1.1547619048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619047619048">
            <text:p>1.1661904762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698412698413">
            <text:p>1.166984127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339285714286">
            <text:p>1.1633928571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704081632653">
            <text:p>1.1570408163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142857142857">
            <text:p>1.1414285714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357142857143">
            <text:p>1.1735714286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607142857143">
            <text:p>1.1760714286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714285714286">
            <text:p>1.1471428571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612244897959">
            <text:p>1.166122449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285714285714">
            <text:p>1.152857142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757142857143">
            <text:p>1.1875714286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3571428571429">
            <text:p>1.1357142857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928571428571">
            <text:p>1.1492857143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571428571429">
            <text:p>1.1957142857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21714285714286">
            <text:p>1.2171428571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90476190476">
            <text:p>1.1719047619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142857142857">
            <text:p>1.1414285714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742857142857">
            <text:p>1.1474285714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761904761905">
            <text:p>1.1576190476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386554621849">
            <text:p>1.1638655462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904761904762">
            <text:p>1.169047619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855769230769231">
            <text:p>0.8557692308</text:p>
          </table:table-cell>
          <table:table-cell office:value-type="float" office:value="1.17201923076923">
            <text:p>1.1720192308</text:p>
          </table:table-cell>
        </table:table-row>
        <table:table-row table:style-name="ro2">
          <table:table-cell office:value-type="float" office:value="2657">
            <text:p>2657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855769230769231">
            <text:p>0.8557692308</text:p>
          </table:table-cell>
          <table:table-cell office:value-type="float" office:value="1.14625">
            <text:p>1.14625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855670103092784">
            <text:p>0.8556701031</text:p>
          </table:table-cell>
          <table:table-cell office:value-type="float" office:value="1.16175257731959">
            <text:p>1.1617525773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854838709677419">
            <text:p>0.8548387097</text:p>
          </table:table-cell>
          <table:table-cell office:value-type="float" office:value="1.17508064516129">
            <text:p>1.1750806452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854838709677419">
            <text:p>0.8548387097</text:p>
          </table:table-cell>
          <table:table-cell office:value-type="float" office:value="1.15403225806452">
            <text:p>1.1540322581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854838709677419">
            <text:p>0.8548387097</text:p>
          </table:table-cell>
          <table:table-cell office:value-type="float" office:value="1.165">
            <text:p>1.165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854700854700855">
            <text:p>0.8547008547</text:p>
          </table:table-cell>
          <table:table-cell office:value-type="float" office:value="1.16739316239316">
            <text:p>1.1673931624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54166666666667">
            <text:p>0.8541666667</text:p>
          </table:table-cell>
          <table:table-cell office:value-type="float" office:value="1.16458333333333">
            <text:p>1.1645833333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54166666666667">
            <text:p>0.8541666667</text:p>
          </table:table-cell>
          <table:table-cell office:value-type="float" office:value="1.18875">
            <text:p>1.1887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54166666666667">
            <text:p>0.8541666667</text:p>
          </table:table-cell>
          <table:table-cell office:value-type="float" office:value="1.15604166666667">
            <text:p>1.1560416667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0.853982300884956">
            <text:p>0.8539823009</text:p>
          </table:table-cell>
          <table:table-cell office:value-type="float" office:value="1.17199115044248">
            <text:p>1.1719911504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853658536585366">
            <text:p>0.8536585366</text:p>
          </table:table-cell>
          <table:table-cell office:value-type="float" office:value="1.15975609756098">
            <text:p>1.1597560976</text:p>
          </table:table-cell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853448275862069">
            <text:p>0.8534482759</text:p>
          </table:table-cell>
          <table:table-cell office:value-type="float" office:value="1.16301724137931">
            <text:p>1.1630172414</text:p>
          </table:table-cell>
        </table:table-row>
        <table:table-row table:style-name="ro2">
          <table:table-cell office:value-type="float" office:value="2836">
            <text:p>283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15549019607843">
            <text:p>1.1554901961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16852941176471">
            <text:p>1.1685294118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52941176470588">
            <text:p>0.8529411765</text:p>
          </table:table-cell>
          <table:table-cell office:value-type="float" office:value="1.16205882352941">
            <text:p>1.1620588235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852459016393443">
            <text:p>0.8524590164</text:p>
          </table:table-cell>
          <table:table-cell office:value-type="float" office:value="1.16819672131148">
            <text:p>1.1681967213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852459016393443">
            <text:p>0.8524590164</text:p>
          </table:table-cell>
          <table:table-cell office:value-type="float" office:value="1.17065573770492">
            <text:p>1.170655737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851851851851852">
            <text:p>0.8518518519</text:p>
          </table:table-cell>
          <table:table-cell office:value-type="float" office:value="1.18148148148148">
            <text:p>1.1814814815</text:p>
          </table:table-cell>
        </table:table-row>
        <table:table-row table:style-name="ro2">
          <table:table-cell office:value-type="float" office:value="2596">
            <text:p>2596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851851851851852">
            <text:p>0.8518518519</text:p>
          </table:table-cell>
          <table:table-cell office:value-type="float" office:value="1.18555555555556">
            <text:p>1.1855555556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862962962963">
            <text:p>1.1862962963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851851851851852">
            <text:p>0.8518518519</text:p>
          </table:table-cell>
          <table:table-cell office:value-type="float" office:value="1.1762037037037">
            <text:p>1.1762037037</text:p>
          </table:table-cell>
        </table:table-row>
        <table:table-row table:style-name="ro2">
          <table:table-cell office:value-type="float" office:value="3649">
            <text:p>36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8515625">
            <text:p>0.8515625</text:p>
          </table:table-cell>
          <table:table-cell office:value-type="float" office:value="1.163203125">
            <text:p>1.163203125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0.851356515093618">
            <text:p>0.8513565151</text:p>
          </table:table-cell>
          <table:table-cell office:value-type="float" office:value="1.16584638899503">
            <text:p>1.165846389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0.851282051282051">
            <text:p>0.8512820513</text:p>
          </table:table-cell>
          <table:table-cell office:value-type="float" office:value="1.17153846153846">
            <text:p>1.1715384615</text:p>
          </table:table-cell>
        </table:table-row>
        <table:table-row table:style-name="ro2">
          <table:table-cell office:value-type="float" office:value="3023">
            <text:p>3023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851239669421488">
            <text:p>0.8512396694</text:p>
          </table:table-cell>
          <table:table-cell office:value-type="float" office:value="1.16950413223141">
            <text:p>1.1695041322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850828729281768">
            <text:p>0.8508287293</text:p>
          </table:table-cell>
          <table:table-cell office:value-type="float" office:value="1.17502762430939">
            <text:p>1.1750276243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9725">
            <text:p>1.19725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1765">
            <text:p>1.176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45">
            <text:p>1.174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15">
            <text:p>1.171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615">
            <text:p>1.161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16525">
            <text:p>1.16525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405">
            <text:p>1.140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3">
            <text:p>1.173</text:p>
          </table:table-cell>
        </table:table-row>
        <table:table-row table:style-name="ro2">
          <table:table-cell office:value-type="float" office:value="3527">
            <text:p>3527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0.849462365591398">
            <text:p>0.8494623656</text:p>
          </table:table-cell>
          <table:table-cell office:value-type="float" office:value="1.16322580645161">
            <text:p>1.1632258065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848837209302326">
            <text:p>0.8488372093</text:p>
          </table:table-cell>
          <table:table-cell office:value-type="float" office:value="1.16197674418605">
            <text:p>1.1619767442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930303030303">
            <text:p>1.193030303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8848484848485">
            <text:p>1.1884848485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848484848484848">
            <text:p>0.8484848485</text:p>
          </table:table-cell>
          <table:table-cell office:value-type="float" office:value="1.16363636363636">
            <text:p>1.1636363636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848484848484848">
            <text:p>0.8484848485</text:p>
          </table:table-cell>
          <table:table-cell office:value-type="float" office:value="1.17606060606061">
            <text:p>1.1760606061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4848484848485">
            <text:p>1.1484848485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848484848484848">
            <text:p>0.8484848485</text:p>
          </table:table-cell>
          <table:table-cell office:value-type="float" office:value="1.1519696969697">
            <text:p>1.151969697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847826086956522">
            <text:p>0.847826087</text:p>
          </table:table-cell>
          <table:table-cell office:value-type="float" office:value="1.16586956521739">
            <text:p>1.1658695652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847619047619048">
            <text:p>0.8476190476</text:p>
          </table:table-cell>
          <table:table-cell office:value-type="float" office:value="1.1672380952381">
            <text:p>1.1672380952</text:p>
          </table:table-cell>
        </table:table-row>
        <table:table-row table:style-name="ro2">
          <table:table-cell office:value-type="float" office:value="2922">
            <text:p>292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847368421052631">
            <text:p>0.8473684211</text:p>
          </table:table-cell>
          <table:table-cell office:value-type="float" office:value="1.16594736842105">
            <text:p>1.1659473684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.847290640394089">
            <text:p>0.8472906404</text:p>
          </table:table-cell>
          <table:table-cell office:value-type="float" office:value="1.16748768472906">
            <text:p>1.1674876847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7346153846154">
            <text:p>1.173461538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5769230769231">
            <text:p>1.1576923077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524475524476">
            <text:p>1.1652447552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7923076923077">
            <text:p>1.1792307692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8230769230769">
            <text:p>1.1823076923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4692307692308">
            <text:p>1.1469230769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6923076923077">
            <text:p>1.1692307692</text:p>
          </table:table-cell>
        </table:table-row>
        <table:table-row table:style-name="ro2">
          <table:table-cell office:value-type="float" office:value="3528">
            <text:p>3528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.845744680851064">
            <text:p>0.8457446809</text:p>
          </table:table-cell>
          <table:table-cell office:value-type="float" office:value="1.16452127659574">
            <text:p>1.1645212766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845454545454545">
            <text:p>0.8454545455</text:p>
          </table:table-cell>
          <table:table-cell office:value-type="float" office:value="1.17127272727273">
            <text:p>1.1712727273</text:p>
          </table:table-cell>
        </table:table-row>
        <table:table-row table:style-name="ro2">
          <table:table-cell office:value-type="float" office:value="3157">
            <text:p>315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845454545454545">
            <text:p>0.8454545455</text:p>
          </table:table-cell>
          <table:table-cell office:value-type="float" office:value="1.16209090909091">
            <text:p>1.1620909091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845360824742268">
            <text:p>0.8453608247</text:p>
          </table:table-cell>
          <table:table-cell office:value-type="float" office:value="1.1619587628866">
            <text:p>1.1619587629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845238095238095">
            <text:p>0.8452380952</text:p>
          </table:table-cell>
          <table:table-cell office:value-type="float" office:value="1.15654761904762">
            <text:p>1.156547619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845238095238095">
            <text:p>0.8452380952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845070422535211">
            <text:p>0.8450704225</text:p>
          </table:table-cell>
          <table:table-cell office:value-type="float" office:value="1.16985915492958">
            <text:p>1.1698591549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845070422535211">
            <text:p>0.8450704225</text:p>
          </table:table-cell>
          <table:table-cell office:value-type="float" office:value="1.17239436619718">
            <text:p>1.1723943662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8022222222222">
            <text:p>1.1802222222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9266666666667">
            <text:p>1.1926666667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844444444444444">
            <text:p>0.8444444444</text:p>
          </table:table-cell>
          <table:table-cell office:value-type="float" office:value="1.17755555555556">
            <text:p>1.1775555556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63">
            <text:p>1.163</text:p>
          </table:table-cell>
        </table:table-row>
        <table:table-row table:style-name="ro2">
          <table:table-cell office:value-type="float" office:value="2984">
            <text:p>2984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.844311377245509">
            <text:p>0.8443113772</text:p>
          </table:table-cell>
          <table:table-cell office:value-type="float" office:value="1.16778443113772">
            <text:p>1.1677844311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844155844155844">
            <text:p>0.8441558442</text:p>
          </table:table-cell>
          <table:table-cell office:value-type="float" office:value="1.16974025974026">
            <text:p>1.1697402597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844036697247706">
            <text:p>0.8440366972</text:p>
          </table:table-cell>
          <table:table-cell office:value-type="float" office:value="1.18137614678899">
            <text:p>1.1813761468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665625">
            <text:p>1.166562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565625">
            <text:p>1.1565625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6727678571429">
            <text:p>1.167276785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553125">
            <text:p>1.1553125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.843575418994413">
            <text:p>0.843575419</text:p>
          </table:table-cell>
          <table:table-cell office:value-type="float" office:value="1.1695530726257">
            <text:p>1.1695530726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843333333333333">
            <text:p>0.8433333333</text:p>
          </table:table-cell>
          <table:table-cell office:value-type="float" office:value="1.17883333333333">
            <text:p>1.1788333333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843137254901961">
            <text:p>0.843137254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20315789473684">
            <text:p>1.2031578947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894736842105">
            <text:p>1.1789473684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9157894736842">
            <text:p>1.1915789474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8578947368421">
            <text:p>1.185789473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947368421053">
            <text:p>1.1694736842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6684210526316">
            <text:p>1.1668421053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736842105263">
            <text:p>1.1673684211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789473684211">
            <text:p>1.1678947368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5815789473684">
            <text:p>1.1581578947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5549707602339">
            <text:p>1.15549707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5736842105263">
            <text:p>1.1573684211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473684210526">
            <text:p>1.1747368421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631578947368">
            <text:p>1.176315789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5824561403509">
            <text:p>1.158245614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841897233201581">
            <text:p>0.8418972332</text:p>
          </table:table-cell>
          <table:table-cell office:value-type="float" office:value="1.17470355731225">
            <text:p>1.1747035573</text:p>
          </table:table-cell>
        </table:table-row>
        <table:table-row table:style-name="ro2">
          <table:table-cell office:value-type="float" office:value="3644">
            <text:p>3644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841269841269841">
            <text:p>0.841269841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40909090909091">
            <text:p>0.8409090909</text:p>
          </table:table-cell>
          <table:table-cell office:value-type="float" office:value="1.18568181818182">
            <text:p>1.1856818182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40909090909091">
            <text:p>0.8409090909</text:p>
          </table:table-cell>
          <table:table-cell office:value-type="float" office:value="1.15613636363636">
            <text:p>1.1561363636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840909090909091">
            <text:p>0.8409090909</text:p>
          </table:table-cell>
          <table:table-cell office:value-type="float" office:value="1.16068181818182">
            <text:p>1.1606818182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840579710144927">
            <text:p>0.8405797101</text:p>
          </table:table-cell>
          <table:table-cell office:value-type="float" office:value="1.18565217391304">
            <text:p>1.1856521739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840579710144927">
            <text:p>0.8405797101</text:p>
          </table:table-cell>
          <table:table-cell office:value-type="float" office:value="1.18115942028985">
            <text:p>1.1811594203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714">
            <text:p>1.1714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668">
            <text:p>1.1668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656">
            <text:p>1.1656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476">
            <text:p>1.1476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812">
            <text:p>1.1812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839506172839506">
            <text:p>0.8395061728</text:p>
          </table:table-cell>
          <table:table-cell office:value-type="float" office:value="1.15851851851852">
            <text:p>1.158518518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839285714285714">
            <text:p>0.8392857143</text:p>
          </table:table-cell>
          <table:table-cell office:value-type="float" office:value="1.16803571428571">
            <text:p>1.1680357143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0.838709677419355">
            <text:p>0.8387096774</text:p>
          </table:table-cell>
          <table:table-cell office:value-type="float" office:value="1.18975806451613">
            <text:p>1.1897580645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38709677419355">
            <text:p>0.838709677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38709677419355">
            <text:p>0.8387096774</text:p>
          </table:table-cell>
          <table:table-cell office:value-type="float" office:value="1.15193548387097">
            <text:p>1.1519354839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838709677419355">
            <text:p>0.8387096774</text:p>
          </table:table-cell>
          <table:table-cell office:value-type="float" office:value="1.15516129032258">
            <text:p>1.1551612903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838383838383838">
            <text:p>0.8383838384</text:p>
          </table:table-cell>
          <table:table-cell office:value-type="float" office:value="1.17808080808081">
            <text:p>1.1780808081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.838383838383838">
            <text:p>0.8383838384</text:p>
          </table:table-cell>
          <table:table-cell office:value-type="float" office:value="1.15762626262626">
            <text:p>1.1576262626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0.838068181818182">
            <text:p>0.8380681818</text:p>
          </table:table-cell>
          <table:table-cell office:value-type="float" office:value="1.18215909090909">
            <text:p>1.182159090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37837837837838">
            <text:p>0.8378378378</text:p>
          </table:table-cell>
          <table:table-cell office:value-type="float" office:value="1.17891891891892">
            <text:p>1.1789189189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837837837837838">
            <text:p>0.8378378378</text:p>
          </table:table-cell>
          <table:table-cell office:value-type="float" office:value="1.17135135135135">
            <text:p>1.1713513514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37837837837838">
            <text:p>0.8378378378</text:p>
          </table:table-cell>
          <table:table-cell office:value-type="float" office:value="1.14675675675676">
            <text:p>1.1467567568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837837837837838">
            <text:p>0.8378378378</text:p>
          </table:table-cell>
          <table:table-cell office:value-type="float" office:value="1.16513513513514">
            <text:p>1.1651351351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837837837837838">
            <text:p>0.8378378378</text:p>
          </table:table-cell>
          <table:table-cell office:value-type="float" office:value="1.17405405405405">
            <text:p>1.1740540541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837209302325581">
            <text:p>0.8372093023</text:p>
          </table:table-cell>
          <table:table-cell office:value-type="float" office:value="1.17023255813954">
            <text:p>1.1702325581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837209302325581">
            <text:p>0.8372093023</text:p>
          </table:table-cell>
          <table:table-cell office:value-type="float" office:value="1.16116279069767">
            <text:p>1.1611627907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836842105263158">
            <text:p>0.8368421053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836734693877551">
            <text:p>0.8367346939</text:p>
          </table:table-cell>
          <table:table-cell office:value-type="float" office:value="1.18816326530612">
            <text:p>1.1881632653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.836363636363636">
            <text:p>0.8363636364</text:p>
          </table:table-cell>
          <table:table-cell office:value-type="float" office:value="1.17357575757576">
            <text:p>1.1735757576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836363636363636">
            <text:p>0.8363636364</text:p>
          </table:table-cell>
          <table:table-cell office:value-type="float" office:value="1.19763636363636">
            <text:p>1.1976363636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36363636363636">
            <text:p>0.8363636364</text:p>
          </table:table-cell>
          <table:table-cell office:value-type="float" office:value="1.15563636363636">
            <text:p>1.1556363636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836134453781513">
            <text:p>0.8361344538</text:p>
          </table:table-cell>
          <table:table-cell office:value-type="float" office:value="1.17071428571429">
            <text:p>1.1707142857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835443037974684">
            <text:p>0.835443038</text:p>
          </table:table-cell>
          <table:table-cell office:value-type="float" office:value="1.16582278481013">
            <text:p>1.1658227848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.835227272727273">
            <text:p>0.8352272727</text:p>
          </table:table-cell>
          <table:table-cell office:value-type="float" office:value="1.18914772727273">
            <text:p>1.1891477273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835164835164835">
            <text:p>0.8351648352</text:p>
          </table:table-cell>
          <table:table-cell office:value-type="float" office:value="1.15725274725275">
            <text:p>1.1572527473</text:p>
          </table:table-cell>
        </table:table-row>
        <table:table-row table:style-name="ro2">
          <table:table-cell office:value-type="float" office:value="2851">
            <text:p>2851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0.835087719298246">
            <text:p>0.8350877193</text:p>
          </table:table-cell>
          <table:table-cell office:value-type="float" office:value="1.17059649122807">
            <text:p>1.1705964912</text:p>
          </table:table-cell>
        </table:table-row>
        <table:table-row table:style-name="ro2">
          <table:table-cell office:value-type="float" office:value="3521">
            <text:p>352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83495145631068">
            <text:p>0.8349514563</text:p>
          </table:table-cell>
          <table:table-cell office:value-type="float" office:value="1.15864077669903">
            <text:p>1.1586407767</text:p>
          </table:table-cell>
        </table:table-row>
        <table:table-row table:style-name="ro2">
          <table:table-cell office:value-type="float" office:value="2951">
            <text:p>2951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834710743801653">
            <text:p>0.8347107438</text:p>
          </table:table-cell>
          <table:table-cell office:value-type="float" office:value="1.16809917355372">
            <text:p>1.1680991736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83448275862069">
            <text:p>0.8344827586</text:p>
          </table:table-cell>
          <table:table-cell office:value-type="float" office:value="1.168">
            <text:p>1.168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834319526627219">
            <text:p>0.8343195266</text:p>
          </table:table-cell>
          <table:table-cell office:value-type="float" office:value="1.15544378698225">
            <text:p>1.155443787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111111111111">
            <text:p>1.1511111111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6875">
            <text:p>1.19687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0388888888889">
            <text:p>1.2038888889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958333333333">
            <text:p>1.1795833333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055555555556">
            <text:p>1.1805555556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0833333333333">
            <text:p>1.2083333333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382352941176">
            <text:p>1.1938235294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541666666667">
            <text:p>1.1554166667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9166666666667">
            <text:p>1.1916666667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666666666667">
            <text:p>1.1566666667</text:p>
          </table:table-cell>
        </table:table-row>
        <table:table-row table:style-name="ro2">
          <table:table-cell office:value-type="float" office:value="2908">
            <text:p>2908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85106382979">
            <text:p>1.1658510638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041666666667">
            <text:p>1.1504166667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388888888889">
            <text:p>1.1838888889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416666666667">
            <text:p>1.1541666667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583333333333">
            <text:p>1.1458333333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4785714285714">
            <text:p>1.1478571429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42857142857">
            <text:p>1.1564285714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302083333333">
            <text:p>1.1530208333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820512820513">
            <text:p>1.1582051282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0.832317073170732">
            <text:p>0.8323170732</text:p>
          </table:table-cell>
          <table:table-cell office:value-type="float" office:value="1.16981707317073">
            <text:p>1.1698170732</text:p>
          </table:table-cell>
        </table:table-row>
        <table:table-row table:style-name="ro2">
          <table:table-cell office:value-type="float" office:value="2818">
            <text:p>2818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832298136645963">
            <text:p>0.8322981366</text:p>
          </table:table-cell>
          <table:table-cell office:value-type="float" office:value="1.16776397515528">
            <text:p>1.1677639752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832214765100671">
            <text:p>0.8322147651</text:p>
          </table:table-cell>
          <table:table-cell office:value-type="float" office:value="1.16684563758389">
            <text:p>1.1668456376</text:p>
          </table:table-cell>
        </table:table-row>
        <table:table-row table:style-name="ro2">
          <table:table-cell office:value-type="float" office:value="3194">
            <text:p>3194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831683168316832">
            <text:p>0.8316831683</text:p>
          </table:table-cell>
          <table:table-cell office:value-type="float" office:value="1.15257425742574">
            <text:p>1.152574257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831168831168831">
            <text:p>0.8311688312</text:p>
          </table:table-cell>
          <table:table-cell office:value-type="float" office:value="1.16831168831169">
            <text:p>1.1683116883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831168831168831">
            <text:p>0.8311688312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830985915492958">
            <text:p>0.8309859155</text:p>
          </table:table-cell>
          <table:table-cell office:value-type="float" office:value="1.18225352112676">
            <text:p>1.1822535211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830985915492958">
            <text:p>0.8309859155</text:p>
          </table:table-cell>
          <table:table-cell office:value-type="float" office:value="1.16169014084507">
            <text:p>1.1616901408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830985915492958">
            <text:p>0.8309859155</text:p>
          </table:table-cell>
          <table:table-cell office:value-type="float" office:value="1.17408450704225">
            <text:p>1.17408450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830769230769231">
            <text:p>0.8307692308</text:p>
          </table:table-cell>
          <table:table-cell office:value-type="float" office:value="1.17">
            <text:p>1.17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830769230769231">
            <text:p>0.8307692308</text:p>
          </table:table-cell>
          <table:table-cell office:value-type="float" office:value="1.16107692307692">
            <text:p>1.1610769231</text:p>
          </table:table-cell>
        </table:table-row>
        <table:table-row table:style-name="ro2">
          <table:table-cell office:value-type="float" office:value="3777">
            <text:p>3777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830645161290323">
            <text:p>0.8306451613</text:p>
          </table:table-cell>
          <table:table-cell office:value-type="float" office:value="1.16201612903226">
            <text:p>1.162016129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83">
            <text:p>0.83</text:p>
          </table:table-cell>
          <table:table-cell office:value-type="float" office:value="1.19">
            <text:p>1.19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0.829908675799087">
            <text:p>0.8299086758</text:p>
          </table:table-cell>
          <table:table-cell office:value-type="float" office:value="1.16582191780822">
            <text:p>1.1658219178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.829787234042553">
            <text:p>0.829787234</text:p>
          </table:table-cell>
          <table:table-cell office:value-type="float" office:value="1.16868085106383">
            <text:p>1.1686808511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829787234042553">
            <text:p>0.829787234</text:p>
          </table:table-cell>
          <table:table-cell office:value-type="float" office:value="1.18021276595745">
            <text:p>1.180212766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829787234042553">
            <text:p>0.829787234</text:p>
          </table:table-cell>
          <table:table-cell office:value-type="float" office:value="1.1718085106383">
            <text:p>1.1718085106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829787234042553">
            <text:p>0.829787234</text:p>
          </table:table-cell>
          <table:table-cell office:value-type="float" office:value="1.16425531914894">
            <text:p>1.1642553191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829787234042553">
            <text:p>0.829787234</text:p>
          </table:table-cell>
          <table:table-cell office:value-type="float" office:value="1.15744680851064">
            <text:p>1.1574468085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593">
            <text:p>593</text:p>
          </table:table-cell>
          <table:table-cell office:value-type="float" office:value="2">
            <text:p>2</text:p>
          </table:table-cell>
          <table:table-cell office:value-type="float" office:value="0.829679595278246">
            <text:p>0.8296795953</text:p>
          </table:table-cell>
          <table:table-cell office:value-type="float" office:value="1.16885328836425">
            <text:p>1.1688532884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829545454545455">
            <text:p>0.8295454545</text:p>
          </table:table-cell>
          <table:table-cell office:value-type="float" office:value="1.17125">
            <text:p>1.17125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0.829457364341085">
            <text:p>0.8294573643</text:p>
          </table:table-cell>
          <table:table-cell office:value-type="float" office:value="1.17899224806202">
            <text:p>1.1789922481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829268292682927">
            <text:p>0.8292682927</text:p>
          </table:table-cell>
          <table:table-cell office:value-type="float" office:value="1.16390243902439">
            <text:p>1.163902439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829268292682927">
            <text:p>0.8292682927</text:p>
          </table:table-cell>
          <table:table-cell office:value-type="float" office:value="1.16682926829268">
            <text:p>1.1668292683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0.829268292682927">
            <text:p>0.8292682927</text:p>
          </table:table-cell>
          <table:table-cell office:value-type="float" office:value="1.16349593495935">
            <text:p>1.16349593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828947368421053">
            <text:p>0.8289473684</text:p>
          </table:table-cell>
          <table:table-cell office:value-type="float" office:value="1.17052631578947">
            <text:p>1.1705263158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18542857142857">
            <text:p>1.1854285714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16342857142857">
            <text:p>1.1634285714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16857142857143">
            <text:p>1.1685714286</text:p>
          </table:table-cell>
        </table:table-row>
        <table:table-row table:style-name="ro2">
          <table:table-cell office:value-type="float" office:value="3206">
            <text:p>3206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828571428571429">
            <text:p>0.8285714286</text:p>
          </table:table-cell>
          <table:table-cell office:value-type="float" office:value="1.1627619047619">
            <text:p>1.1627619048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828571428571429">
            <text:p>0.8285714286</text:p>
          </table:table-cell>
          <table:table-cell office:value-type="float" office:value="1.16142857142857">
            <text:p>1.1614285714</text:p>
          </table:table-cell>
        </table:table-row>
        <table:table-row table:style-name="ro2">
          <table:table-cell office:value-type="float" office:value="2479">
            <text:p>2479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0.827956989247312">
            <text:p>0.8279569892</text:p>
          </table:table-cell>
          <table:table-cell office:value-type="float" office:value="1.15483870967742">
            <text:p>1.1548387097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827956989247312">
            <text:p>0.8279569892</text:p>
          </table:table-cell>
          <table:table-cell office:value-type="float" office:value="1.16634408602151">
            <text:p>1.166344086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19551724137931">
            <text:p>1.1955172414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827586206896552">
            <text:p>0.8275862069</text:p>
          </table:table-cell>
          <table:table-cell office:value-type="float" office:value="1.19637931034483">
            <text:p>1.1963793103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17879310344828">
            <text:p>1.1787931034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827586206896552">
            <text:p>0.8275862069</text:p>
          </table:table-cell>
          <table:table-cell office:value-type="float" office:value="1.17402298850575">
            <text:p>1.174022988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15034482758621">
            <text:p>1.1503448276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13862068965517">
            <text:p>1.138620689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27586206896552">
            <text:p>0.8275862069</text:p>
          </table:table-cell>
          <table:table-cell office:value-type="float" office:value="1.18137931034483">
            <text:p>1.1813793103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82716049382716">
            <text:p>0.8271604938</text:p>
          </table:table-cell>
          <table:table-cell office:value-type="float" office:value="1.18172839506173">
            <text:p>1.1817283951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82716049382716">
            <text:p>0.8271604938</text:p>
          </table:table-cell>
          <table:table-cell office:value-type="float" office:value="1.15777777777778">
            <text:p>1.1577777778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0.827067669172932">
            <text:p>0.8270676692</text:p>
          </table:table-cell>
          <table:table-cell office:value-type="float" office:value="1.17340852130326">
            <text:p>1.173408521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826923076923077">
            <text:p>0.8269230769</text:p>
          </table:table-cell>
          <table:table-cell office:value-type="float" office:value="1.16134615384615">
            <text:p>1.1613461538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1588">
            <text:p>1588</text:p>
          </table:table-cell>
          <table:table-cell office:value-type="float" office:value="1">
            <text:p>1</text:p>
          </table:table-cell>
          <table:table-cell office:value-type="float" office:value="0.826826196473552">
            <text:p>0.8268261965</text:p>
          </table:table-cell>
          <table:table-cell office:value-type="float" office:value="1.16875944584383">
            <text:p>1.1687594458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826666666666667">
            <text:p>0.8266666667</text:p>
          </table:table-cell>
          <table:table-cell office:value-type="float" office:value="1.16906666666667">
            <text:p>1.1690666667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826530612244898">
            <text:p>0.8265306122</text:p>
          </table:table-cell>
          <table:table-cell office:value-type="float" office:value="1.17795918367347">
            <text:p>1.1779591837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18">
            <text:p>1.18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17875776397516">
            <text:p>1.178757764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15347826086957">
            <text:p>1.1534782609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825892857142857">
            <text:p>0.8258928571</text:p>
          </table:table-cell>
          <table:table-cell office:value-type="float" office:value="1.15995535714286">
            <text:p>1.1599553571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825757575757576">
            <text:p>0.8257575758</text:p>
          </table:table-cell>
          <table:table-cell office:value-type="float" office:value="1.1925">
            <text:p>1.1925</text:p>
          </table:table-cell>
        </table:table-row>
        <table:table-row table:style-name="ro2">
          <table:table-cell office:value-type="float" office:value="3102">
            <text:p>3102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825688073394495">
            <text:p>0.8256880734</text:p>
          </table:table-cell>
          <table:table-cell office:value-type="float" office:value="1.15816513761468">
            <text:p>1.1581651376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.825102880658436">
            <text:p>0.8251028807</text:p>
          </table:table-cell>
          <table:table-cell office:value-type="float" office:value="1.16878600823045">
            <text:p>1.1687860082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25">
            <text:p>0.825</text:p>
          </table:table-cell>
          <table:table-cell office:value-type="float" office:value="1.18925">
            <text:p>1.1892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825">
            <text:p>0.825</text:p>
          </table:table-cell>
          <table:table-cell office:value-type="float" office:value="1.16125">
            <text:p>1.1612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office:value-type="float" office:value="1.1645">
            <text:p>1.1645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25">
            <text:p>0.825</text:p>
          </table:table-cell>
          <table:table-cell office:value-type="float" office:value="1.16575">
            <text:p>1.16575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824561403508772">
            <text:p>0.8245614035</text:p>
          </table:table-cell>
          <table:table-cell office:value-type="float" office:value="1.15859649122807">
            <text:p>1.1585964912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824561403508772">
            <text:p>0.8245614035</text:p>
          </table:table-cell>
          <table:table-cell office:value-type="float" office:value="1.17078947368421">
            <text:p>1.1707894737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824">
            <text:p>0.824</text:p>
          </table:table-cell>
          <table:table-cell office:value-type="float" office:value="1.1732">
            <text:p>1.1732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823943661971831">
            <text:p>0.823943662</text:p>
          </table:table-cell>
          <table:table-cell office:value-type="float" office:value="1.16788732394366">
            <text:p>1.1678873239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.823834196891192">
            <text:p>0.8238341969</text:p>
          </table:table-cell>
          <table:table-cell office:value-type="float" office:value="1.16523316062176">
            <text:p>1.1652331606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8323529411765">
            <text:p>1.1832352941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7382352941176">
            <text:p>1.173823529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9588235294118">
            <text:p>1.1958823529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8058823529412">
            <text:p>1.1805882353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7176470588235">
            <text:p>1.1717647059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7764705882353">
            <text:p>1.1776470588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6725490196078">
            <text:p>1.167254902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6088235294118">
            <text:p>1.1608823529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7117647058824">
            <text:p>1.1711764706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852941176471">
            <text:p>1.1585294118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823170731707317">
            <text:p>0.8231707317</text:p>
          </table:table-cell>
          <table:table-cell office:value-type="float" office:value="1.16384146341463">
            <text:p>1.1638414634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82312925170068">
            <text:p>0.8231292517</text:p>
          </table:table-cell>
          <table:table-cell office:value-type="float" office:value="1.16591836734694">
            <text:p>1.165918367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822784810126582">
            <text:p>0.8227848101</text:p>
          </table:table-cell>
          <table:table-cell office:value-type="float" office:value="1.16329113924051">
            <text:p>1.1632911392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822695035460993">
            <text:p>0.8226950355</text:p>
          </table:table-cell>
          <table:table-cell office:value-type="float" office:value="1.16588652482269">
            <text:p>1.1658865248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82258064516129">
            <text:p>0.8225806452</text:p>
          </table:table-cell>
          <table:table-cell office:value-type="float" office:value="1.1641935483871">
            <text:p>1.1641935484</text:p>
          </table:table-cell>
        </table:table-row>
        <table:table-row table:style-name="ro2">
          <table:table-cell office:value-type="float" office:value="3708">
            <text:p>3708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822222222222222">
            <text:p>0.8222222222</text:p>
          </table:table-cell>
          <table:table-cell office:value-type="float" office:value="1.16503703703704">
            <text:p>1.165037037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821656050955414">
            <text:p>0.821656051</text:p>
          </table:table-cell>
          <table:table-cell office:value-type="float" office:value="1.16605095541401">
            <text:p>1.1660509554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9035714285714">
            <text:p>1.1903571429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21428571428571">
            <text:p>0.8214285714</text:p>
          </table:table-cell>
          <table:table-cell office:value-type="float" office:value="1.17607142857143">
            <text:p>1.1760714286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6982142857143">
            <text:p>1.1698214286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821428571428571">
            <text:p>0.8214285714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21428571428571">
            <text:p>0.8214285714</text:p>
          </table:table-cell>
          <table:table-cell office:value-type="float" office:value="1.17035714285714">
            <text:p>1.1703571429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821428571428571">
            <text:p>0.8214285714</text:p>
          </table:table-cell>
          <table:table-cell office:value-type="float" office:value="1.16535714285714">
            <text:p>1.1653571429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0.821292775665399">
            <text:p>0.8212927757</text:p>
          </table:table-cell>
          <table:table-cell office:value-type="float" office:value="1.16053231939164">
            <text:p>1.1605323194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0.821100917431193">
            <text:p>0.8211009174</text:p>
          </table:table-cell>
          <table:table-cell office:value-type="float" office:value="1.17087155963303">
            <text:p>1.1708715596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82089552238806">
            <text:p>0.8208955224</text:p>
          </table:table-cell>
          <table:table-cell office:value-type="float" office:value="1.18701492537313">
            <text:p>1.1870149254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820809248554913">
            <text:p>0.8208092486</text:p>
          </table:table-cell>
          <table:table-cell office:value-type="float" office:value="1.16398843930636">
            <text:p>1.1639884393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820689655172414">
            <text:p>0.8206896552</text:p>
          </table:table-cell>
          <table:table-cell office:value-type="float" office:value="1.16068965517241">
            <text:p>1.1606896552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82051282051282">
            <text:p>0.8205128205</text:p>
          </table:table-cell>
          <table:table-cell office:value-type="float" office:value="1.16371794871795">
            <text:p>1.1637179487</text:p>
          </table:table-cell>
        </table:table-row>
        <table:table-row table:style-name="ro2">
          <table:table-cell office:value-type="float" office:value="2837">
            <text:p>2837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.820224719101124">
            <text:p>0.8202247191</text:p>
          </table:table-cell>
          <table:table-cell office:value-type="float" office:value="1.17089887640449">
            <text:p>1.1708988764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1.15653333333333">
            <text:p>1.1565333333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1.1662">
            <text:p>1.1662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0.819905213270142">
            <text:p>0.8199052133</text:p>
          </table:table-cell>
          <table:table-cell office:value-type="float" office:value="1.16943127962085">
            <text:p>1.1694312796</text:p>
          </table:table-cell>
        </table:table-row>
        <table:table-row table:style-name="ro2">
          <table:table-cell office:value-type="float" office:value="2844">
            <text:p>2844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81981981981982">
            <text:p>0.8198198198</text:p>
          </table:table-cell>
          <table:table-cell office:value-type="float" office:value="1.1590990990991">
            <text:p>1.1590990991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819672131147541">
            <text:p>0.8196721311</text:p>
          </table:table-cell>
          <table:table-cell office:value-type="float" office:value="1.16098360655738">
            <text:p>1.1609836066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819672131147541">
            <text:p>0.8196721311</text:p>
          </table:table-cell>
          <table:table-cell office:value-type="float" office:value="1.17508196721311">
            <text:p>1.1750819672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819672131147541">
            <text:p>0.8196721311</text:p>
          </table:table-cell>
          <table:table-cell office:value-type="float" office:value="1.17131147540984">
            <text:p>1.1713114754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819444444444444">
            <text:p>0.8194444444</text:p>
          </table:table-cell>
          <table:table-cell office:value-type="float" office:value="1.16958333333333">
            <text:p>1.1695833333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819148936170213">
            <text:p>0.8191489362</text:p>
          </table:table-cell>
          <table:table-cell office:value-type="float" office:value="1.16914893617021">
            <text:p>1.1691489362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819047619047619">
            <text:p>0.819047619</text:p>
          </table:table-cell>
          <table:table-cell office:value-type="float" office:value="1.17295238095238">
            <text:p>1.17295238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818897637795276">
            <text:p>0.8188976378</text:p>
          </table:table-cell>
          <table:table-cell office:value-type="float" office:value="1.17299212598425">
            <text:p>1.172992126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272727272727">
            <text:p>1.172727272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022727272727">
            <text:p>1.1702272727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954545454545">
            <text:p>1.159545454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090909090909">
            <text:p>1.1709090909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9090909090909">
            <text:p>1.1909090909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818181818182">
            <text:p>1.1581818182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87012987013">
            <text:p>1.1587012987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136363636364">
            <text:p>1.1713636364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727272727273">
            <text:p>1.1672727273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163636363636">
            <text:p>1.1716363636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6606060606061">
            <text:p>1.1660606061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532467532468">
            <text:p>1.155324675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181818181818">
            <text:p>1.1518181818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8545454545455">
            <text:p>1.1854545455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818181818182">
            <text:p>1.1781818182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4969696969697">
            <text:p>1.1496969697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727272727273">
            <text:p>1.1472727273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3909090909091">
            <text:p>1.1390909091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181818181818">
            <text:p>1.1518181818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662337662338">
            <text:p>1.1566233766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3272727272727">
            <text:p>1.1327272727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669421487603">
            <text:p>1.1566942149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636363636364">
            <text:p>1.1463636364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454545454545">
            <text:p>1.164545454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575757575758">
            <text:p>1.1757575758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8727272727273">
            <text:p>1.1872727273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0.817042606516291">
            <text:p>0.8170426065</text:p>
          </table:table-cell>
          <table:table-cell office:value-type="float" office:value="1.16573934837093">
            <text:p>1.1657393484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816901408450704">
            <text:p>0.8169014085</text:p>
          </table:table-cell>
          <table:table-cell office:value-type="float" office:value="1.1656338028169">
            <text:p>1.1656338028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816901408450704">
            <text:p>0.8169014085</text:p>
          </table:table-cell>
          <table:table-cell office:value-type="float" office:value="1.17183098591549">
            <text:p>1.1718309859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816425120772947">
            <text:p>0.8164251208</text:p>
          </table:table-cell>
          <table:table-cell office:value-type="float" office:value="1.16632850241546">
            <text:p>1.1663285024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816326530612245">
            <text:p>0.8163265306</text:p>
          </table:table-cell>
          <table:table-cell office:value-type="float" office:value="1.18020408163265">
            <text:p>1.1802040816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81578947368421">
            <text:p>0.8157894737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81578947368421">
            <text:p>0.8157894737</text:p>
          </table:table-cell>
          <table:table-cell office:value-type="float" office:value="1.15894736842105">
            <text:p>1.1589473684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.815584415584416">
            <text:p>0.8155844156</text:p>
          </table:table-cell>
          <table:table-cell office:value-type="float" office:value="1.1647012987013">
            <text:p>1.1647012987</text:p>
          </table:table-cell>
        </table:table-row>
        <table:table-row table:style-name="ro2">
          <table:table-cell office:value-type="float" office:value="3748">
            <text:p>3748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815533980582524">
            <text:p>0.8155339806</text:p>
          </table:table-cell>
          <table:table-cell office:value-type="float" office:value="1.15135922330097">
            <text:p>1.1513592233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815217391304348">
            <text:p>0.8152173913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814814814814815">
            <text:p>0.8148148148</text:p>
          </table:table-cell>
          <table:table-cell office:value-type="float" office:value="1.15851851851852">
            <text:p>1.158518518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18148148148148">
            <text:p>1.1814814815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1962962962963">
            <text:p>1.1962962963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814814814814815">
            <text:p>0.8148148148</text:p>
          </table:table-cell>
          <table:table-cell office:value-type="float" office:value="1.16296296296296">
            <text:p>1.16296296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814814814814815">
            <text:p>0.8148148148</text:p>
          </table:table-cell>
          <table:table-cell office:value-type="float" office:value="1.14962962962963">
            <text:p>1.1496296296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813953488372093">
            <text:p>0.8139534884</text:p>
          </table:table-cell>
          <table:table-cell office:value-type="float" office:value="1.1596511627907">
            <text:p>1.1596511628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813333333333333">
            <text:p>0.8133333333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813186813186813">
            <text:p>0.8131868132</text:p>
          </table:table-cell>
          <table:table-cell office:value-type="float" office:value="1.18351648351648">
            <text:p>1.1835164835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48125">
            <text:p>1.148125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9375">
            <text:p>1.1937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76875">
            <text:p>1.176875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6645833333333">
            <text:p>1.1664583333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78125">
            <text:p>1.178125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490625">
            <text:p>1.1490625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63125">
            <text:p>1.16312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6833333333333">
            <text:p>1.1683333333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811965811965812">
            <text:p>0.811965812</text:p>
          </table:table-cell>
          <table:table-cell office:value-type="float" office:value="1.15897435897436">
            <text:p>1.158974359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811594202898551">
            <text:p>0.8115942029</text:p>
          </table:table-cell>
          <table:table-cell office:value-type="float" office:value="1.16239130434783">
            <text:p>1.1623913043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811594202898551">
            <text:p>0.8115942029</text:p>
          </table:table-cell>
          <table:table-cell office:value-type="float" office:value="1.17304347826087">
            <text:p>1.1730434783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811320754716981">
            <text:p>0.8113207547</text:p>
          </table:table-cell>
          <table:table-cell office:value-type="float" office:value="1.17622641509434">
            <text:p>1.1762264151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811320754716981">
            <text:p>0.8113207547</text:p>
          </table:table-cell>
          <table:table-cell office:value-type="float" office:value="1.15764150943396">
            <text:p>1.1576415094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811111111111111">
            <text:p>0.8111111111</text:p>
          </table:table-cell>
          <table:table-cell office:value-type="float" office:value="1.17288888888889">
            <text:p>1.1728888889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810810810810811">
            <text:p>0.8108108108</text:p>
          </table:table-cell>
          <table:table-cell office:value-type="float" office:value="1.19310810810811">
            <text:p>1.1931081081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810810810810811">
            <text:p>0.8108108108</text:p>
          </table:table-cell>
          <table:table-cell office:value-type="float" office:value="1.16081081081081">
            <text:p>1.1608108108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810526315789474">
            <text:p>0.8105263158</text:p>
          </table:table-cell>
          <table:table-cell office:value-type="float" office:value="1.18747368421053">
            <text:p>1.1874736842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810344827586207">
            <text:p>0.8103448276</text:p>
          </table:table-cell>
          <table:table-cell office:value-type="float" office:value="1.18810344827586">
            <text:p>1.1881034483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810126582278481">
            <text:p>0.8101265823</text:p>
          </table:table-cell>
          <table:table-cell office:value-type="float" office:value="1.17101265822785">
            <text:p>1.1710126582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81">
            <text:p>0.81</text:p>
          </table:table-cell>
          <table:table-cell office:value-type="float" office:value="1.1612">
            <text:p>1.1612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office:value-type="float" office:value="1.1823">
            <text:p>1.1823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81">
            <text:p>0.81</text:p>
          </table:table-cell>
          <table:table-cell office:value-type="float" office:value="1.1697">
            <text:p>1.1697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0.809917355371901">
            <text:p>0.8099173554</text:p>
          </table:table-cell>
          <table:table-cell office:value-type="float" office:value="1.16644628099174">
            <text:p>1.166446281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752380952381">
            <text:p>1.1752380952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19285714285714">
            <text:p>1.1928571429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15095238095238">
            <text:p>1.150952381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452380952381">
            <text:p>1.1452380952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16952380952381">
            <text:p>1.1695238095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0.809345794392523">
            <text:p>0.8093457944</text:p>
          </table:table-cell>
          <table:table-cell office:value-type="float" office:value="1.17360747663551">
            <text:p>1.1736074766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808219178082192">
            <text:p>0.8082191781</text:p>
          </table:table-cell>
          <table:table-cell office:value-type="float" office:value="1.17719178082192">
            <text:p>1.1771917808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808219178082192">
            <text:p>0.8082191781</text:p>
          </table:table-cell>
          <table:table-cell office:value-type="float" office:value="1.17972602739726">
            <text:p>1.1797260274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808219178082192">
            <text:p>0.8082191781</text:p>
          </table:table-cell>
          <table:table-cell office:value-type="float" office:value="1.16986301369863">
            <text:p>1.1698630137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808">
            <text:p>0.808</text:p>
          </table:table-cell>
          <table:table-cell office:value-type="float" office:value="1.18824">
            <text:p>1.18824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7807692307692">
            <text:p>1.1780769231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07692307692308">
            <text:p>0.8076923077</text:p>
          </table:table-cell>
          <table:table-cell office:value-type="float" office:value="1.18346153846154">
            <text:p>1.1834615385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6653846153846">
            <text:p>1.166538461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807228915662651">
            <text:p>0.8072289157</text:p>
          </table:table-cell>
          <table:table-cell office:value-type="float" office:value="1.16819277108434">
            <text:p>1.1681927711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807228915662651">
            <text:p>0.8072289157</text:p>
          </table:table-cell>
          <table:table-cell office:value-type="float" office:value="1.1678313253012">
            <text:p>1.1678313253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9</text:p>
          </table:table-cell>
          <table:table-cell office:value-type="float" office:value="1.18894736842105">
            <text:p>1.1889473684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807017543859649">
            <text:p>0.8070175439</text:p>
          </table:table-cell>
          <table:table-cell office:value-type="float" office:value="1.16701754385965">
            <text:p>1.1670175439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807017543859649">
            <text:p>0.8070175439</text:p>
          </table:table-cell>
          <table:table-cell office:value-type="float" office:value="1.14684210526316">
            <text:p>1.1468421053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806451612903226">
            <text:p>0.8064516129</text:p>
          </table:table-cell>
          <table:table-cell office:value-type="float" office:value="1.16161290322581">
            <text:p>1.1616129032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806201550387597">
            <text:p>0.8062015504</text:p>
          </table:table-cell>
          <table:table-cell office:value-type="float" office:value="1.16093023255814">
            <text:p>1.1609302326</text:p>
          </table:table-cell>
        </table:table-row>
        <table:table-row table:style-name="ro2">
          <table:table-cell office:value-type="float" office:value="3492">
            <text:p>349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805970149253731">
            <text:p>0.8059701493</text:p>
          </table:table-cell>
          <table:table-cell office:value-type="float" office:value="1.17328358208955">
            <text:p>1.1732835821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805970149253731">
            <text:p>0.8059701493</text:p>
          </table:table-cell>
          <table:table-cell office:value-type="float" office:value="1.15582089552239">
            <text:p>1.1558208955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0.80565371024735">
            <text:p>0.8056537102</text:p>
          </table:table-cell>
          <table:table-cell office:value-type="float" office:value="1.16282685512367">
            <text:p>1.1628268551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05555555555556">
            <text:p>0.8055555556</text:p>
          </table:table-cell>
          <table:table-cell office:value-type="float" office:value="1.17694444444444">
            <text:p>1.1769444444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805555555555556">
            <text:p>0.8055555556</text:p>
          </table:table-cell>
          <table:table-cell office:value-type="float" office:value="1.17638888888889">
            <text:p>1.1763888889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805555555555556">
            <text:p>0.8055555556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805194805194805">
            <text:p>0.8051948052</text:p>
          </table:table-cell>
          <table:table-cell office:value-type="float" office:value="1.15506493506494">
            <text:p>1.1550649351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0.805128205128205">
            <text:p>0.8051282051</text:p>
          </table:table-cell>
          <table:table-cell office:value-type="float" office:value="1.16374358974359">
            <text:p>1.1637435897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0.805128205128205">
            <text:p>0.8051282051</text:p>
          </table:table-cell>
          <table:table-cell office:value-type="float" office:value="1.18374358974359">
            <text:p>1.1837435897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04878048780488">
            <text:p>0.8048780488</text:p>
          </table:table-cell>
          <table:table-cell office:value-type="float" office:value="1.18024390243902">
            <text:p>1.1802439024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804511278195489">
            <text:p>0.8045112782</text:p>
          </table:table-cell>
          <table:table-cell office:value-type="float" office:value="1.16842105263158">
            <text:p>1.1684210526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04347826086956">
            <text:p>0.8043478261</text:p>
          </table:table-cell>
          <table:table-cell office:value-type="float" office:value="1.17608695652174">
            <text:p>1.1760869565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804123711340206">
            <text:p>0.8041237113</text:p>
          </table:table-cell>
          <table:table-cell office:value-type="float" office:value="1.16453608247423">
            <text:p>1.164536082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03921568627451">
            <text:p>0.8039215686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803921568627451">
            <text:p>0.8039215686</text:p>
          </table:table-cell>
          <table:table-cell office:value-type="float" office:value="1.15764705882353">
            <text:p>1.1576470588</text:p>
          </table:table-cell>
        </table:table-row>
        <table:table-row table:style-name="ro2">
          <table:table-cell office:value-type="float" office:value="3188">
            <text:p>3188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803738317757009">
            <text:p>0.8037383178</text:p>
          </table:table-cell>
          <table:table-cell office:value-type="float" office:value="1.1618691588785">
            <text:p>1.1618691589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803149606299213">
            <text:p>0.8031496063</text:p>
          </table:table-cell>
          <table:table-cell office:value-type="float" office:value="1.16236220472441">
            <text:p>1.1623622047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802631578947369">
            <text:p>0.8026315789</text:p>
          </table:table-cell>
          <table:table-cell office:value-type="float" office:value="1.17144736842105">
            <text:p>1.1714473684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802631578947369">
            <text:p>0.8026315789</text:p>
          </table:table-cell>
          <table:table-cell office:value-type="float" office:value="1.16710526315789">
            <text:p>1.1671052632</text:p>
          </table:table-cell>
        </table:table-row>
        <table:table-row table:style-name="ro2">
          <table:table-cell office:value-type="float" office:value="2852">
            <text:p>285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0.802281368821293">
            <text:p>0.8022813688</text:p>
          </table:table-cell>
          <table:table-cell office:value-type="float" office:value="1.17163498098859">
            <text:p>1.171634981</text:p>
          </table:table-cell>
        </table:table-row>
        <table:table-row table:style-name="ro2">
          <table:table-cell office:value-type="float" office:value="3796">
            <text:p>3796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801652892561983">
            <text:p>0.8016528926</text:p>
          </table:table-cell>
          <table:table-cell office:value-type="float" office:value="1.16950413223141">
            <text:p>1.1695041322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4">
            <text:p>1.204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05">
            <text:p>1.1805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12">
            <text:p>1.212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633333333333">
            <text:p>1.166333333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7">
            <text:p>1.187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558823529412">
            <text:p>1.175588235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742857142857">
            <text:p>1.1674285714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422222222222">
            <text:p>1.1842222222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3">
            <text:p>1.183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9466666666667">
            <text:p>1.1946666667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066666666667">
            <text:p>1.1506666667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64615384615">
            <text:p>1.1786461538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96">
            <text:p>1.1796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33333333333">
            <text:p>1.1643333333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733333333333">
            <text:p>1.177333333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28">
            <text:p>1.128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38">
            <text:p>1.138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133333333333">
            <text:p>1.1613333333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34">
            <text:p>1.134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927272727273">
            <text:p>1.1592727273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7">
            <text:p>1.167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65">
            <text:p>1.1765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0644444444444">
            <text:p>1.2064444444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4">
            <text:p>1.194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7">
            <text:p>1.157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675">
            <text:p>1.16675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7">
            <text:p>1.147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784615384615">
            <text:p>1.1478461538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45">
            <text:p>1.1545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38">
            <text:p>1.138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7">
            <text:p>1.167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8">
            <text:p>1.158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798657718120805">
            <text:p>0.7986577181</text:p>
          </table:table-cell>
          <table:table-cell office:value-type="float" office:value="1.15986577181208">
            <text:p>1.1598657718</text:p>
          </table:table-cell>
        </table:table-row>
        <table:table-row table:style-name="ro2">
          <table:table-cell office:value-type="float" office:value="2812">
            <text:p>281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798387096774194">
            <text:p>0.7983870968</text:p>
          </table:table-cell>
          <table:table-cell office:value-type="float" office:value="1.16854838709677">
            <text:p>1.1685483871</text:p>
          </table:table-cell>
        </table:table-row>
        <table:table-row table:style-name="ro2">
          <table:table-cell office:value-type="float" office:value="2866">
            <text:p>286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798165137614679">
            <text:p>0.7981651376</text:p>
          </table:table-cell>
          <table:table-cell office:value-type="float" office:value="1.16165137614679">
            <text:p>1.1616513761</text:p>
          </table:table-cell>
        </table:table-row>
        <table:table-row table:style-name="ro2">
          <table:table-cell office:value-type="float" office:value="2864">
            <text:p>286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.797814207650273">
            <text:p>0.7978142077</text:p>
          </table:table-cell>
          <table:table-cell office:value-type="float" office:value="1.16655737704918">
            <text:p>1.166557377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797619047619048">
            <text:p>0.7976190476</text:p>
          </table:table-cell>
          <table:table-cell office:value-type="float" office:value="1.16988095238095">
            <text:p>1.1698809524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9746835443038">
            <text:p>0.7974683544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9746835443038">
            <text:p>0.7974683544</text:p>
          </table:table-cell>
          <table:table-cell office:value-type="float" office:value="1.18607594936709">
            <text:p>1.1860759494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797235023041474">
            <text:p>0.797235023</text:p>
          </table:table-cell>
          <table:table-cell office:value-type="float" office:value="1.17428571428571">
            <text:p>1.1742857143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796791443850267">
            <text:p>0.7967914439</text:p>
          </table:table-cell>
          <table:table-cell office:value-type="float" office:value="1.16342245989305">
            <text:p>1.1634224599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796610169491525">
            <text:p>0.7966101695</text:p>
          </table:table-cell>
          <table:table-cell office:value-type="float" office:value="1.16881355932203">
            <text:p>1.1688135593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96610169491525">
            <text:p>0.7966101695</text:p>
          </table:table-cell>
          <table:table-cell office:value-type="float" office:value="1.17050847457627">
            <text:p>1.1705084746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96296296296296">
            <text:p>0.7962962963</text:p>
          </table:table-cell>
          <table:table-cell office:value-type="float" office:value="1.16537037037037">
            <text:p>1.1653703704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796296296296296">
            <text:p>0.7962962963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795918367346939">
            <text:p>0.7959183673</text:p>
          </table:table-cell>
          <table:table-cell office:value-type="float" office:value="1.15734693877551">
            <text:p>1.1573469388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95454545454545">
            <text:p>0.7954545455</text:p>
          </table:table-cell>
          <table:table-cell office:value-type="float" office:value="1.16068181818182">
            <text:p>1.1606818182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0.795131845841785">
            <text:p>0.7951318458</text:p>
          </table:table-cell>
          <table:table-cell office:value-type="float" office:value="1.18259634888438">
            <text:p>1.1825963489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94871794871795">
            <text:p>0.7948717949</text:p>
          </table:table-cell>
          <table:table-cell office:value-type="float" office:value="1.1325641025641">
            <text:p>1.1325641026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794871794871795">
            <text:p>0.7948717949</text:p>
          </table:table-cell>
          <table:table-cell office:value-type="float" office:value="1.16384615384615">
            <text:p>1.1638461538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94642857142857">
            <text:p>0.7946428571</text:p>
          </table:table-cell>
          <table:table-cell office:value-type="float" office:value="1.16205357142857">
            <text:p>1.1620535714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794520547945205">
            <text:p>0.7945205479</text:p>
          </table:table-cell>
          <table:table-cell office:value-type="float" office:value="1.16479452054795">
            <text:p>1.1647945205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20294117647059">
            <text:p>1.202941176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17294117647059">
            <text:p>1.1729411765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16970588235294">
            <text:p>1.1697058824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793814432989691">
            <text:p>0.793814433</text:p>
          </table:table-cell>
          <table:table-cell office:value-type="float" office:value="1.16886597938144">
            <text:p>1.1688659794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793650793650794">
            <text:p>0.7936507937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793650793650794">
            <text:p>0.7936507937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793650793650794">
            <text:p>0.7936507937</text:p>
          </table:table-cell>
          <table:table-cell office:value-type="float" office:value="1.19396825396825">
            <text:p>1.193968254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793650793650794">
            <text:p>0.7936507937</text:p>
          </table:table-cell>
          <table:table-cell office:value-type="float" office:value="1.15301587301587">
            <text:p>1.153015873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.793427230046948">
            <text:p>0.79342723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9344827586207">
            <text:p>1.1934482759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6137931034483">
            <text:p>1.1613793103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7586206896552">
            <text:p>1.175862069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9172413793103">
            <text:p>1.1917241379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9137931034483">
            <text:p>1.191379310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20206896551724">
            <text:p>1.2020689655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7655172413793">
            <text:p>1.1765517241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6172413793103">
            <text:p>1.1617241379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6931034482759">
            <text:p>1.1693103448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792792792792793">
            <text:p>0.7927927928</text:p>
          </table:table-cell>
          <table:table-cell office:value-type="float" office:value="1.1709009009009">
            <text:p>1.1709009009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92452830188679">
            <text:p>0.7924528302</text:p>
          </table:table-cell>
          <table:table-cell office:value-type="float" office:value="1.17962264150943">
            <text:p>1.1796226415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792452830188679">
            <text:p>0.7924528302</text:p>
          </table:table-cell>
          <table:table-cell office:value-type="float" office:value="1.17962264150943">
            <text:p>1.1796226415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792452830188679">
            <text:p>0.7924528302</text:p>
          </table:table-cell>
          <table:table-cell office:value-type="float" office:value="1.16547169811321">
            <text:p>1.1654716981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.792079207920792">
            <text:p>0.7920792079</text:p>
          </table:table-cell>
          <table:table-cell office:value-type="float" office:value="1.15663366336634">
            <text:p>1.1566336634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792079207920792">
            <text:p>0.7920792079</text:p>
          </table:table-cell>
          <table:table-cell office:value-type="float" office:value="1.16207920792079">
            <text:p>1.1620792079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.791836734693877">
            <text:p>0.7918367347</text:p>
          </table:table-cell>
          <table:table-cell office:value-type="float" office:value="1.18036734693878">
            <text:p>1.1803673469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18083333333333">
            <text:p>1.1808333333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8416666666667">
            <text:p>1.1841666667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6354166666667">
            <text:p>1.1635416667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6854166666667">
            <text:p>1.1685416667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791208791208791">
            <text:p>0.7912087912</text:p>
          </table:table-cell>
          <table:table-cell office:value-type="float" office:value="1.16967032967033">
            <text:p>1.1696703297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90909090909091">
            <text:p>0.7909090909</text:p>
          </table:table-cell>
          <table:table-cell office:value-type="float" office:value="1.18709090909091">
            <text:p>1.1870909091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90697674418605">
            <text:p>0.7906976744</text:p>
          </table:table-cell>
          <table:table-cell office:value-type="float" office:value="1.17139534883721">
            <text:p>1.1713953488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0.790697674418605">
            <text:p>0.7906976744</text:p>
          </table:table-cell>
          <table:table-cell office:value-type="float" office:value="1.16936046511628">
            <text:p>1.1693604651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90697674418605">
            <text:p>0.7906976744</text:p>
          </table:table-cell>
          <table:table-cell office:value-type="float" office:value="1.14790697674419">
            <text:p>1.1479069767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0.790441176470588">
            <text:p>0.7904411765</text:p>
          </table:table-cell>
          <table:table-cell office:value-type="float" office:value="1.16459558823529">
            <text:p>1.1645955882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90322580645161">
            <text:p>0.7903225806</text:p>
          </table:table-cell>
          <table:table-cell office:value-type="float" office:value="1.17177419354839">
            <text:p>1.1717741935</text:p>
          </table:table-cell>
        </table:table-row>
        <table:table-row table:style-name="ro2">
          <table:table-cell office:value-type="float" office:value="2828">
            <text:p>2828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0.790123456790123">
            <text:p>0.7901234568</text:p>
          </table:table-cell>
          <table:table-cell office:value-type="float" office:value="1.16691358024691">
            <text:p>1.1669135802</text:p>
          </table:table-cell>
        </table:table-row>
        <table:table-row table:style-name="ro2">
          <table:table-cell office:value-type="float" office:value="3757">
            <text:p>3757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789915966386555">
            <text:p>0.7899159664</text:p>
          </table:table-cell>
          <table:table-cell office:value-type="float" office:value="1.16915966386555">
            <text:p>1.1691596639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7631578947368">
            <text:p>1.176315789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6894736842105">
            <text:p>1.168947368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263157894737">
            <text:p>1.1526315789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7736842105263">
            <text:p>1.1773684211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473684210526">
            <text:p>1.1547368421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4263157894737">
            <text:p>1.1426315789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5578947368421">
            <text:p>1.1557894737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6052631578947">
            <text:p>1.1605263158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6105263157895">
            <text:p>1.1610526316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20631578947368">
            <text:p>1.206315789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6789473684211">
            <text:p>1.1678947368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157894736842">
            <text:p>1.1515789474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6078947368421">
            <text:p>1.1607894737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6947368421053">
            <text:p>1.1694736842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788990825688073">
            <text:p>0.7889908257</text:p>
          </table:table-cell>
          <table:table-cell office:value-type="float" office:value="1.17302752293578">
            <text:p>1.1730275229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788617886178862">
            <text:p>0.7886178862</text:p>
          </table:table-cell>
          <table:table-cell office:value-type="float" office:value="1.17626016260163">
            <text:p>1.1762601626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788235294117647">
            <text:p>0.7882352941</text:p>
          </table:table-cell>
          <table:table-cell office:value-type="float" office:value="1.19105882352941">
            <text:p>1.191058823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87878787878788">
            <text:p>0.7878787879</text:p>
          </table:table-cell>
          <table:table-cell office:value-type="float" office:value="1.16393939393939">
            <text:p>1.1639393939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87878787878788">
            <text:p>0.7878787879</text:p>
          </table:table-cell>
          <table:table-cell office:value-type="float" office:value="1.18393939393939">
            <text:p>1.1839393939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919696969697">
            <text:p>1.19196969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7242424242424">
            <text:p>1.1724242424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87878787878788">
            <text:p>0.7878787879</text:p>
          </table:table-cell>
          <table:table-cell office:value-type="float" office:value="1.13909090909091">
            <text:p>1.1390909091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787234042553192">
            <text:p>0.7872340426</text:p>
          </table:table-cell>
          <table:table-cell office:value-type="float" office:value="1.16489361702128">
            <text:p>1.164893617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787234042553192">
            <text:p>0.7872340426</text:p>
          </table:table-cell>
          <table:table-cell office:value-type="float" office:value="1.15042553191489">
            <text:p>1.1504255319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787234042553192">
            <text:p>0.7872340426</text:p>
          </table:table-cell>
          <table:table-cell office:value-type="float" office:value="1.16836879432624">
            <text:p>1.168368794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786516853932584">
            <text:p>0.7865168539</text:p>
          </table:table-cell>
          <table:table-cell office:value-type="float" office:value="1.18483146067416">
            <text:p>1.1848314607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9071428571429">
            <text:p>1.1907142857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821428571429">
            <text:p>1.188214285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7619047619048">
            <text:p>1.1761904762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20142857142857">
            <text:p>1.2014285714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9107142857143">
            <text:p>1.1910714286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3357142857143">
            <text:p>1.1335714286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6071428571429">
            <text:p>1.1607142857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3785714285714">
            <text:p>1.1378571429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4982142857143">
            <text:p>1.1498214286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571428571429">
            <text:p>1.1857142857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7928571428571">
            <text:p>1.1792857143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5642857142857">
            <text:p>1.1564285714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448979591837">
            <text:p>1.1644897959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14071428571429">
            <text:p>1.1407142857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784810126582278">
            <text:p>0.7848101266</text:p>
          </table:table-cell>
          <table:table-cell office:value-type="float" office:value="1.16886075949367">
            <text:p>1.168860759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784810126582278">
            <text:p>0.7848101266</text:p>
          </table:table-cell>
          <table:table-cell office:value-type="float" office:value="1.15493670886076">
            <text:p>1.1549367089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84810126582278">
            <text:p>0.7848101266</text:p>
          </table:table-cell>
          <table:table-cell office:value-type="float" office:value="1.17113924050633">
            <text:p>1.1711392405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784313725490196">
            <text:p>0.7843137255</text:p>
          </table:table-cell>
          <table:table-cell office:value-type="float" office:value="1.16745098039216">
            <text:p>1.1674509804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83783783783784">
            <text:p>0.7837837838</text:p>
          </table:table-cell>
          <table:table-cell office:value-type="float" office:value="1.17945945945946">
            <text:p>1.1794594595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783783783783784">
            <text:p>0.7837837838</text:p>
          </table:table-cell>
          <table:table-cell office:value-type="float" office:value="1.1627027027027">
            <text:p>1.1627027027</text:p>
          </table:table-cell>
        </table:table-row>
        <table:table-row table:style-name="ro2">
          <table:table-cell office:value-type="float" office:value="3183">
            <text:p>318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783783783783784">
            <text:p>0.7837837838</text:p>
          </table:table-cell>
          <table:table-cell office:value-type="float" office:value="1.15288288288288">
            <text:p>1.1528828829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783783783783784">
            <text:p>0.7837837838</text:p>
          </table:table-cell>
          <table:table-cell office:value-type="float" office:value="1.15945945945946">
            <text:p>1.1594594595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783132530120482">
            <text:p>0.7831325301</text:p>
          </table:table-cell>
          <table:table-cell office:value-type="float" office:value="1.17204819277108">
            <text:p>1.1720481928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782945736434108">
            <text:p>0.7829457364</text:p>
          </table:table-cell>
          <table:table-cell office:value-type="float" office:value="1.17829457364341">
            <text:p>1.1782945736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5913043478261">
            <text:p>1.1591304348</text:p>
          </table:table-cell>
        </table:table-row>
        <table:table-row table:style-name="ro2">
          <table:table-cell office:value-type="float" office:value="2811">
            <text:p>281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7286956521739">
            <text:p>1.1728695652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16826086956522">
            <text:p>1.1682608696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16391304347826">
            <text:p>1.163913043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16521739130435">
            <text:p>1.1652173913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782258064516129">
            <text:p>0.7822580645</text:p>
          </table:table-cell>
          <table:table-cell office:value-type="float" office:value="1.18467741935484">
            <text:p>1.1846774194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82051282051282">
            <text:p>0.7820512821</text:p>
          </table:table-cell>
          <table:table-cell office:value-type="float" office:value="1.16320512820513">
            <text:p>1.1632051282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80625">
            <text:p>1.180625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790625">
            <text:p>1.179062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6541666666667">
            <text:p>1.1654166667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603125">
            <text:p>1.160312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8125">
            <text:p>0.78125</text:p>
          </table:table-cell>
          <table:table-cell office:value-type="float" office:value="1.1715625">
            <text:p>1.1715625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781094527363184">
            <text:p>0.7810945274</text:p>
          </table:table-cell>
          <table:table-cell office:value-type="float" office:value="1.18522388059702">
            <text:p>1.1852238806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80487804878049">
            <text:p>0.7804878049</text:p>
          </table:table-cell>
          <table:table-cell office:value-type="float" office:value="1.20658536585366">
            <text:p>1.2065853659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78">
            <text:p>0.78</text:p>
          </table:table-cell>
          <table:table-cell office:value-type="float" office:value="1.1952">
            <text:p>1.1952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0.779710144927536">
            <text:p>0.7797101449</text:p>
          </table:table-cell>
          <table:table-cell office:value-type="float" office:value="1.16608695652174">
            <text:p>1.1660869565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779661016949153">
            <text:p>0.7796610169</text:p>
          </table:table-cell>
          <table:table-cell office:value-type="float" office:value="1.16457627118644">
            <text:p>1.1645762712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779661016949153">
            <text:p>0.7796610169</text:p>
          </table:table-cell>
          <table:table-cell office:value-type="float" office:value="1.18067796610169">
            <text:p>1.1806779661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779220779220779">
            <text:p>0.7792207792</text:p>
          </table:table-cell>
          <table:table-cell office:value-type="float" office:value="1.18532467532468">
            <text:p>1.1853246753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733333333333">
            <text:p>1.1573333333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1611111111111">
            <text:p>1.2161111111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703703703704">
            <text:p>1.197037037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21111111111111">
            <text:p>1.2111111111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8777777777778">
            <text:p>1.1877777778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9277777777778">
            <text:p>1.1927777778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777777777778">
            <text:p>1.1877777778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541666666667">
            <text:p>1.1954166667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7319444444444">
            <text:p>1.1731944444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866666666667">
            <text:p>1.168666666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416666666667">
            <text:p>1.1641666667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277777777778">
            <text:p>1.1727777778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555555555556">
            <text:p>1.1655555556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259259259259">
            <text:p>1.1625925926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1444444444444">
            <text:p>1.2144444444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222222222222">
            <text:p>1.1422222222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1666666666667">
            <text:p>1.1166666667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4444444444444">
            <text:p>1.1444444444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277777777778">
            <text:p>1.1727777778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277777777778">
            <text:p>1.1627777778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775862068965517">
            <text:p>0.775862069</text:p>
          </table:table-cell>
          <table:table-cell office:value-type="float" office:value="1.15120689655172">
            <text:p>1.1512068966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775862068965517">
            <text:p>0.775862069</text:p>
          </table:table-cell>
          <table:table-cell office:value-type="float" office:value="1.1451724137931">
            <text:p>1.1451724138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775510204081633">
            <text:p>0.7755102041</text:p>
          </table:table-cell>
          <table:table-cell office:value-type="float" office:value="1.18336734693878">
            <text:p>1.1833673469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775510204081633">
            <text:p>0.7755102041</text:p>
          </table:table-cell>
          <table:table-cell office:value-type="float" office:value="1.16377551020408">
            <text:p>1.1637755102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775510204081633">
            <text:p>0.7755102041</text:p>
          </table:table-cell>
          <table:table-cell office:value-type="float" office:value="1.16734693877551">
            <text:p>1.1673469388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75510204081633">
            <text:p>0.7755102041</text:p>
          </table:table-cell>
          <table:table-cell office:value-type="float" office:value="1.15244897959184">
            <text:p>1.1524489796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75510204081633">
            <text:p>0.7755102041</text:p>
          </table:table-cell>
          <table:table-cell office:value-type="float" office:value="1.16510204081633">
            <text:p>1.1651020408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75">
            <text:p>0.775</text:p>
          </table:table-cell>
          <table:table-cell office:value-type="float" office:value="1.1745">
            <text:p>1.174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774647887323944">
            <text:p>0.7746478873</text:p>
          </table:table-cell>
          <table:table-cell office:value-type="float" office:value="1.17028169014085">
            <text:p>1.1702816901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774647887323944">
            <text:p>0.7746478873</text:p>
          </table:table-cell>
          <table:table-cell office:value-type="float" office:value="1.15323943661972">
            <text:p>1.1532394366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7989247311828">
            <text:p>1.1798924731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74193548387097">
            <text:p>0.7741935484</text:p>
          </table:table-cell>
          <table:table-cell office:value-type="float" office:value="1.16258064516129">
            <text:p>1.1625806452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5387096774194">
            <text:p>1.1538709677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20629032258065">
            <text:p>1.2062903226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773972602739726">
            <text:p>0.7739726027</text:p>
          </table:table-cell>
          <table:table-cell office:value-type="float" office:value="1.16452054794521">
            <text:p>1.1645205479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73584905660377">
            <text:p>0.7735849057</text:p>
          </table:table-cell>
          <table:table-cell office:value-type="float" office:value="1.16207547169811">
            <text:p>1.1620754717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773584905660377">
            <text:p>0.7735849057</text:p>
          </table:table-cell>
          <table:table-cell office:value-type="float" office:value="1.18018867924528">
            <text:p>1.1801886792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73584905660377">
            <text:p>0.7735849057</text:p>
          </table:table-cell>
          <table:table-cell office:value-type="float" office:value="1.16415094339623">
            <text:p>1.1641509434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773584905660377">
            <text:p>0.7735849057</text:p>
          </table:table-cell>
          <table:table-cell office:value-type="float" office:value="1.17084905660377">
            <text:p>1.1708490566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73333333333333">
            <text:p>0.7733333333</text:p>
          </table:table-cell>
          <table:table-cell office:value-type="float" office:value="1.16373333333333">
            <text:p>1.1637333333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18045454545455">
            <text:p>1.180454545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15984848484849">
            <text:p>1.1598484848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15727272727273">
            <text:p>1.1572727273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15787878787879">
            <text:p>1.1578787879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71428571428571">
            <text:p>0.7714285714</text:p>
          </table:table-cell>
          <table:table-cell office:value-type="float" office:value="1.16371428571429">
            <text:p>1.1637142857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770833333333333">
            <text:p>0.7708333333</text:p>
          </table:table-cell>
          <table:table-cell office:value-type="float" office:value="1.16291666666667">
            <text:p>1.1629166667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770642201834862">
            <text:p>0.7706422018</text:p>
          </table:table-cell>
          <table:table-cell office:value-type="float" office:value="1.16091743119266">
            <text:p>1.1609174312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77027027027027">
            <text:p>0.7702702703</text:p>
          </table:table-cell>
          <table:table-cell office:value-type="float" office:value="1.16297297297297">
            <text:p>1.162972973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9538461538462">
            <text:p>1.195384615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461538461538">
            <text:p>1.1746153846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538461538462">
            <text:p>1.1753846154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9923076923077">
            <text:p>1.1992307692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9307692307692">
            <text:p>1.1930769231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8846153846154">
            <text:p>1.1884615385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153846153846">
            <text:p>1.1615384615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384615384615">
            <text:p>1.1738461538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6307692307692">
            <text:p>1.1630769231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7384615384615">
            <text:p>1.1738461538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5076923076923">
            <text:p>1.1507692308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6725274725275">
            <text:p>1.167252747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5858974358974">
            <text:p>1.1585897436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768115942028985">
            <text:p>0.768115942</text:p>
          </table:table-cell>
          <table:table-cell office:value-type="float" office:value="1.16492753623188">
            <text:p>1.1649275362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67857142857143">
            <text:p>0.7678571429</text:p>
          </table:table-cell>
          <table:table-cell office:value-type="float" office:value="1.18732142857143">
            <text:p>1.1873214286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767857142857143">
            <text:p>0.7678571429</text:p>
          </table:table-cell>
          <table:table-cell office:value-type="float" office:value="1.16232142857143">
            <text:p>1.1623214286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14674418604651">
            <text:p>1.146744186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14674418604651">
            <text:p>1.146744186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1646511627907">
            <text:p>1.1646511628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767123287671233">
            <text:p>0.7671232877</text:p>
          </table:table-cell>
          <table:table-cell office:value-type="float" office:value="1.18479452054795">
            <text:p>1.184794520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767123287671233">
            <text:p>0.7671232877</text:p>
          </table:table-cell>
          <table:table-cell office:value-type="float" office:value="1.18383561643836">
            <text:p>1.1838356164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20466666666667">
            <text:p>1.2046666667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66666666666667">
            <text:p>0.7666666667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65957446808511">
            <text:p>0.7659574468</text:p>
          </table:table-cell>
          <table:table-cell office:value-type="float" office:value="1.15170212765957">
            <text:p>1.1517021277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765151515151515">
            <text:p>0.7651515152</text:p>
          </table:table-cell>
          <table:table-cell office:value-type="float" office:value="1.1719696969697">
            <text:p>1.171969697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20470588235294">
            <text:p>1.2047058824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9705882352941">
            <text:p>1.197058823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8088235294118">
            <text:p>1.1808823529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7588235294118">
            <text:p>1.1758823529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20117647058824">
            <text:p>1.2011764706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7647058823529">
            <text:p>1.1764705882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7647058823529">
            <text:p>1.1764705882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5176470588235">
            <text:p>1.1517647059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6617647058824">
            <text:p>1.1661764706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63888888888889">
            <text:p>0.7638888889</text:p>
          </table:table-cell>
          <table:table-cell office:value-type="float" office:value="1.15583333333333">
            <text:p>1.1558333333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63636363636364">
            <text:p>0.7636363636</text:p>
          </table:table-cell>
          <table:table-cell office:value-type="float" office:value="1.19009090909091">
            <text:p>1.1900909091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763636363636364">
            <text:p>0.7636363636</text:p>
          </table:table-cell>
          <table:table-cell office:value-type="float" office:value="1.15945454545455">
            <text:p>1.1594545455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762820512820513">
            <text:p>0.7628205128</text:p>
          </table:table-cell>
          <table:table-cell office:value-type="float" office:value="1.17134615384615">
            <text:p>1.1713461538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7625">
            <text:p>0.7625</text:p>
          </table:table-cell>
          <table:table-cell office:value-type="float" office:value="1.159625">
            <text:p>1.159625</text:p>
          </table:table-cell>
        </table:table-row>
        <table:table-row table:style-name="ro2">
          <table:table-cell office:value-type="float" office:value="3117">
            <text:p>3117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62376237623762">
            <text:p>0.7623762376</text:p>
          </table:table-cell>
          <table:table-cell office:value-type="float" office:value="1.1690099009901">
            <text:p>1.169009901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852380952381">
            <text:p>1.1852380952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8619047619048">
            <text:p>1.1861904762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1547619047619">
            <text:p>1.1547619048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5349206349206">
            <text:p>1.153492063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761363636363636">
            <text:p>0.7613636364</text:p>
          </table:table-cell>
          <table:table-cell office:value-type="float" office:value="1.15534090909091">
            <text:p>1.1553409091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61194029850746">
            <text:p>0.7611940299</text:p>
          </table:table-cell>
          <table:table-cell office:value-type="float" office:value="1.15731343283582">
            <text:p>1.1573134328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760869565217391">
            <text:p>0.7608695652</text:p>
          </table:table-cell>
          <table:table-cell office:value-type="float" office:value="1.17478260869565">
            <text:p>1.1747826087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76036866359447">
            <text:p>0.7603686636</text:p>
          </table:table-cell>
          <table:table-cell office:value-type="float" office:value="1.16133640552995">
            <text:p>1.1613364055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1708">
            <text:p>1.1708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1772">
            <text:p>1.1772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151">
            <text:p>1.151</text:p>
          </table:table-cell>
        </table:table-row>
        <table:table-row table:style-name="ro2">
          <table:table-cell office:value-type="float" office:value="3747">
            <text:p>3747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759615384615385">
            <text:p>0.7596153846</text:p>
          </table:table-cell>
          <table:table-cell office:value-type="float" office:value="1.16048076923077">
            <text:p>1.1604807692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759493670886076">
            <text:p>0.7594936709</text:p>
          </table:table-cell>
          <table:table-cell office:value-type="float" office:value="1.17873417721519">
            <text:p>1.1787341772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18103448275862">
            <text:p>1.1810344828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6241379310345">
            <text:p>1.1624137931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758241758241758">
            <text:p>0.7582417582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17090909090909">
            <text:p>1.1709090909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18878787878788">
            <text:p>1.1887878788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57575757575758">
            <text:p>0.7575757576</text:p>
          </table:table-cell>
          <table:table-cell office:value-type="float" office:value="1.17181818181818">
            <text:p>1.1718181818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5609756097561">
            <text:p>0.756097561</text:p>
          </table:table-cell>
          <table:table-cell office:value-type="float" office:value="1.1819512195122">
            <text:p>1.1819512195</text:p>
          </table:table-cell>
        </table:table-row>
        <table:table-row table:style-name="ro2">
          <table:table-cell office:value-type="float" office:value="2933">
            <text:p>2933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755813953488372">
            <text:p>0.755813953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755555555555556">
            <text:p>0.7555555556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55102040816326">
            <text:p>0.7551020408</text:p>
          </table:table-cell>
          <table:table-cell office:value-type="float" office:value="1.18979591836735">
            <text:p>1.1897959184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755102040816326">
            <text:p>0.7551020408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755102040816326">
            <text:p>0.7551020408</text:p>
          </table:table-cell>
          <table:table-cell office:value-type="float" office:value="1.15551020408163">
            <text:p>1.1555102041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754716981132076">
            <text:p>0.7547169811</text:p>
          </table:table-cell>
          <table:table-cell office:value-type="float" office:value="1.16415094339623">
            <text:p>1.1641509434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754385964912281">
            <text:p>0.7543859649</text:p>
          </table:table-cell>
          <table:table-cell office:value-type="float" office:value="1.16631578947368">
            <text:p>1.1663157895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752941176470588">
            <text:p>0.7529411765</text:p>
          </table:table-cell>
          <table:table-cell office:value-type="float" office:value="1.16470588235294">
            <text:p>1.1647058824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027777777778">
            <text:p>1.1802777778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916666666667">
            <text:p>1.1891666667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625">
            <text:p>1.19625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214285714286">
            <text:p>1.1821428571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75">
            <text:p>1.2275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9">
            <text:p>1.169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125">
            <text:p>1.19125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4375">
            <text:p>1.194375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6875">
            <text:p>1.176875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025">
            <text:p>1.102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645833333333">
            <text:p>1.166458333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8125">
            <text:p>1.158125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59375">
            <text:p>1.1659375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125">
            <text:p>1.1512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6875">
            <text:p>1.19687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0625">
            <text:p>1.2062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95">
            <text:p>1.179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375">
            <text:p>1.17375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305555555556">
            <text:p>1.1730555556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45">
            <text:p>1.1645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625">
            <text:p>1.1462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416666666667">
            <text:p>1.1541666667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659">
            <text:p>36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9375">
            <text:p>1.15937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35">
            <text:p>1.1735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625">
            <text:p>1.1862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8125">
            <text:p>1.158125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5">
            <text:p>1.195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747826086956522">
            <text:p>0.747826087</text:p>
          </table:table-cell>
          <table:table-cell office:value-type="float" office:value="1.19086956521739">
            <text:p>1.1908695652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747126436781609">
            <text:p>0.7471264368</text:p>
          </table:table-cell>
          <table:table-cell office:value-type="float" office:value="1.17528735632184">
            <text:p>1.1752873563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746987951807229">
            <text:p>0.7469879518</text:p>
          </table:table-cell>
          <table:table-cell office:value-type="float" office:value="1.15795180722892">
            <text:p>1.1579518072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746987951807229">
            <text:p>0.7469879518</text:p>
          </table:table-cell>
          <table:table-cell office:value-type="float" office:value="1.16024096385542">
            <text:p>1.1602409639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746478873239437">
            <text:p>0.7464788732</text:p>
          </table:table-cell>
          <table:table-cell office:value-type="float" office:value="1.17253521126761">
            <text:p>1.1725352113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745762711864407">
            <text:p>0.7457627119</text:p>
          </table:table-cell>
          <table:table-cell office:value-type="float" office:value="1.19423728813559">
            <text:p>1.1942372881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745762711864407">
            <text:p>0.7457627119</text:p>
          </table:table-cell>
          <table:table-cell office:value-type="float" office:value="1.16186440677966">
            <text:p>1.1618644068</text:p>
          </table:table-cell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745762711864407">
            <text:p>0.7457627119</text:p>
          </table:table-cell>
          <table:table-cell office:value-type="float" office:value="1.15618644067797">
            <text:p>1.1561864407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44186046511628">
            <text:p>0.7441860465</text:p>
          </table:table-cell>
          <table:table-cell office:value-type="float" office:value="1.15093023255814">
            <text:p>1.1509302326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44186046511628">
            <text:p>0.7441860465</text:p>
          </table:table-cell>
          <table:table-cell office:value-type="float" office:value="1.17488372093023">
            <text:p>1.1748837209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44186046511628">
            <text:p>0.7441860465</text:p>
          </table:table-cell>
          <table:table-cell office:value-type="float" office:value="1.16302325581395">
            <text:p>1.1630232558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1.19974358974359">
            <text:p>1.1997435897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43589743589744">
            <text:p>0.7435897436</text:p>
          </table:table-cell>
          <table:table-cell office:value-type="float" office:value="1.16435897435897">
            <text:p>1.1643589744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1.15923076923077">
            <text:p>1.1592307692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742857142857143">
            <text:p>0.7428571429</text:p>
          </table:table-cell>
          <table:table-cell office:value-type="float" office:value="1.15885714285714">
            <text:p>1.1588571429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742857142857143">
            <text:p>0.7428571429</text:p>
          </table:table-cell>
          <table:table-cell office:value-type="float" office:value="1.17933333333333">
            <text:p>1.1793333333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742268041237113">
            <text:p>0.7422680412</text:p>
          </table:table-cell>
          <table:table-cell office:value-type="float" office:value="1.15855670103093">
            <text:p>1.158556701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19397849462366">
            <text:p>1.1939784946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16903225806452">
            <text:p>1.1690322581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41935483870968">
            <text:p>0.7419354839</text:p>
          </table:table-cell>
          <table:table-cell office:value-type="float" office:value="1.1341935483871">
            <text:p>1.1341935484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16962962962963">
            <text:p>1.1696296296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16652173913043">
            <text:p>1.1665217391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18521739130435">
            <text:p>1.1852173913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39130434782609">
            <text:p>0.7391304348</text:p>
          </table:table-cell>
          <table:table-cell office:value-type="float" office:value="1.16434782608696">
            <text:p>1.1643478261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38095238095238">
            <text:p>0.738095238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38095238095238">
            <text:p>0.7380952381</text:p>
          </table:table-cell>
          <table:table-cell office:value-type="float" office:value="1.1497619047619">
            <text:p>1.1497619048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737704918032787">
            <text:p>0.737704918</text:p>
          </table:table-cell>
          <table:table-cell office:value-type="float" office:value="1.15950819672131">
            <text:p>1.1595081967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7375">
            <text:p>0.73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20368421052632">
            <text:p>1.2036842105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6210526315789">
            <text:p>1.1621052632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5631578947368">
            <text:p>1.1563157895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6447368421053">
            <text:p>1.1644736842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1640350877193">
            <text:p>1.1640350877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15605263157895">
            <text:p>1.1560526316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4947368421053">
            <text:p>1.1494736842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35849056603773">
            <text:p>0.7358490566</text:p>
          </table:table-cell>
          <table:table-cell office:value-type="float" office:value="1.15792452830189">
            <text:p>1.1579245283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735849056603773">
            <text:p>0.7358490566</text:p>
          </table:table-cell>
          <table:table-cell office:value-type="float" office:value="1.15679245283019">
            <text:p>1.1567924528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35849056603773">
            <text:p>0.7358490566</text:p>
          </table:table-cell>
          <table:table-cell office:value-type="float" office:value="1.16641509433962">
            <text:p>1.1664150943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35294117647059">
            <text:p>0.7352941176</text:p>
          </table:table-cell>
          <table:table-cell office:value-type="float" office:value="1.18470588235294">
            <text:p>1.1847058824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7211111111111">
            <text:p>1.1721111111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9533333333333">
            <text:p>1.1953333333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17066666666667">
            <text:p>1.1706666667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732673267326733">
            <text:p>0.7326732673</text:p>
          </table:table-cell>
          <table:table-cell office:value-type="float" office:value="1.16059405940594">
            <text:p>1.1605940594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731958762886598">
            <text:p>0.7319587629</text:p>
          </table:table-cell>
          <table:table-cell office:value-type="float" office:value="1.1760824742268">
            <text:p>1.1760824742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3134328358209">
            <text:p>0.7313432836</text:p>
          </table:table-cell>
          <table:table-cell office:value-type="float" office:value="1.2134328358209">
            <text:p>1.2134328358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15730769230769">
            <text:p>1.1573076923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15538461538462">
            <text:p>1.1553846154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17653846153846">
            <text:p>1.176538461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72972972972973">
            <text:p>0.7297297297</text:p>
          </table:table-cell>
          <table:table-cell office:value-type="float" office:value="1.18540540540541">
            <text:p>1.1854054054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16972972972973">
            <text:p>1.169729729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29166666666667">
            <text:p>0.7291666667</text:p>
          </table:table-cell>
          <table:table-cell office:value-type="float" office:value="1.14895833333333">
            <text:p>1.1489583333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29166666666667">
            <text:p>0.7291666667</text:p>
          </table:table-cell>
          <table:table-cell office:value-type="float" office:value="1.17104166666667">
            <text:p>1.1710416667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9818181818182">
            <text:p>1.1981818182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9454545454545">
            <text:p>1.1945454545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9181818181818">
            <text:p>1.1918181818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9818181818182">
            <text:p>1.1981818182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7181818181818">
            <text:p>1.1718181818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8090909090909">
            <text:p>1.1809090909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909090909091">
            <text:p>1.1690909091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363636363636">
            <text:p>1.1736363636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7909090909091">
            <text:p>1.1790909091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6090909090909">
            <text:p>1.1609090909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497326203209">
            <text:p>1.16497326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636363636364">
            <text:p>1.1563636364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20909090909091">
            <text:p>1.2090909091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7545454545455">
            <text:p>1.1754545455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340909090909">
            <text:p>1.1534090909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5227272727273">
            <text:p>1.1522727273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272727272727">
            <text:p>1.1527272727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5636363636364">
            <text:p>1.1563636364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725490196078431">
            <text:p>0.7254901961</text:p>
          </table:table-cell>
          <table:table-cell office:value-type="float" office:value="1.17607843137255">
            <text:p>1.1760784314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725490196078431">
            <text:p>0.7254901961</text:p>
          </table:table-cell>
          <table:table-cell office:value-type="float" office:value="1.16882352941176">
            <text:p>1.1688235294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25">
            <text:p>0.725</text:p>
          </table:table-cell>
          <table:table-cell office:value-type="float" office:value="1.15625">
            <text:p>1.1562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16275862068966">
            <text:p>1.1627586207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24137931034483">
            <text:p>0.724137931</text:p>
          </table:table-cell>
          <table:table-cell office:value-type="float" office:value="1.15448275862069">
            <text:p>1.1544827586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8222222222222">
            <text:p>1.1822222222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9055555555556">
            <text:p>1.1905555556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8638888888889">
            <text:p>1.1863888889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7180555555556">
            <text:p>1.1718055556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8444444444444">
            <text:p>1.1844444444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7314814814815">
            <text:p>1.1731481481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6277777777778">
            <text:p>1.1627777778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721311475409836">
            <text:p>0.7213114754</text:p>
          </table:table-cell>
          <table:table-cell office:value-type="float" office:value="1.17590163934426">
            <text:p>1.1759016393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2093023255814">
            <text:p>0.7209302326</text:p>
          </table:table-cell>
          <table:table-cell office:value-type="float" office:value="1.16418604651163">
            <text:p>1.1641860465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1812">
            <text:p>1.1812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1624">
            <text:p>1.1624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153">
            <text:p>1.153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1875">
            <text:p>0.71875</text:p>
          </table:table-cell>
          <table:table-cell office:value-type="float" office:value="1.188125">
            <text:p>1.188125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717948717948718">
            <text:p>0.7179487179</text:p>
          </table:table-cell>
          <table:table-cell office:value-type="float" office:value="1.16282051282051">
            <text:p>1.1628205128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17391304347826">
            <text:p>0.7173913043</text:p>
          </table:table-cell>
          <table:table-cell office:value-type="float" office:value="1.18521739130435">
            <text:p>1.1852173913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7428571428571">
            <text:p>1.1742857143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214285714286">
            <text:p>1.1621428571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714285714286">
            <text:p>1.1871428571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0857142857143">
            <text:p>1.2085714286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1285714285714">
            <text:p>1.2128571429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0619047619048">
            <text:p>1.2061904762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20714285714286">
            <text:p>1.2071428571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9571428571429">
            <text:p>1.1957142857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9857142857143">
            <text:p>1.1985714286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7071428571429">
            <text:p>1.1707142857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4285714285714">
            <text:p>1.1428571429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678571428571">
            <text:p>1.1567857143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6214285714286">
            <text:p>1.1621428571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4285714285714">
            <text:p>1.142857142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5892857142857">
            <text:p>1.1589285714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3714285714286">
            <text:p>1.1371428571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7428571428571">
            <text:p>1.1742857143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285714285714">
            <text:p>1.1828571429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4839285714286">
            <text:p>1.1483928571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5285714285714">
            <text:p>1.1528571429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712328767123288">
            <text:p>0.7123287671</text:p>
          </table:table-cell>
          <table:table-cell office:value-type="float" office:value="1.16534246575342">
            <text:p>1.1653424658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11864406779661">
            <text:p>0.7118644068</text:p>
          </table:table-cell>
          <table:table-cell office:value-type="float" office:value="1.16983050847458">
            <text:p>1.169830508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11538461538462">
            <text:p>0.711538461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11111111111111">
            <text:p>0.7111111111</text:p>
          </table:table-cell>
          <table:table-cell office:value-type="float" office:value="1.15622222222222">
            <text:p>1.1562222222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18175438596491">
            <text:p>1.181754386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15161290322581">
            <text:p>1.1516129032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16048387096774">
            <text:p>1.160483871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16225806451613">
            <text:p>1.162258064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7416666666667">
            <text:p>1.174166666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08333333333333">
            <text:p>0.7083333333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7411764705882">
            <text:p>1.1741176471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8529411764706">
            <text:p>1.1852941176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8411764705882">
            <text:p>1.1841176471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16852941176471">
            <text:p>1.1685294118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9764705882353">
            <text:p>1.1976470588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15588235294118">
            <text:p>1.1558823529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704545454545455">
            <text:p>0.7045454545</text:p>
          </table:table-cell>
          <table:table-cell office:value-type="float" office:value="1.15659090909091">
            <text:p>1.1565909091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03703703703704">
            <text:p>0.7037037037</text:p>
          </table:table-cell>
          <table:table-cell office:value-type="float" office:value="1.18962962962963">
            <text:p>1.1896296296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702702702702703">
            <text:p>0.7027027027</text:p>
          </table:table-cell>
          <table:table-cell office:value-type="float" office:value="1.1872972972973">
            <text:p>1.1872972973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9">
            <text:p>1.189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9075">
            <text:p>1.19075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203">
            <text:p>1.203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77">
            <text:p>1.177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5966666666667">
            <text:p>1.1596666667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41">
            <text:p>1.141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63">
            <text:p>1.163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18848484848485">
            <text:p>1.188484848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17242424242424">
            <text:p>1.1724242424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16521739130435">
            <text:p>1.1652173913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16086956521739">
            <text:p>1.1608695652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9461538461538">
            <text:p>1.1946153846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5538461538462">
            <text:p>1.1553846154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8307692307692">
            <text:p>1.1830769231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7615384615385">
            <text:p>1.1761538462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5615384615385">
            <text:p>1.1561538462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16896551724138">
            <text:p>1.1689655172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16125">
            <text:p>1.16125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21473684210526">
            <text:p>1.2147368421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683544303797468">
            <text:p>0.6835443038</text:p>
          </table:table-cell>
          <table:table-cell office:value-type="float" office:value="1.16316455696203">
            <text:p>1.163164557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1652">
            <text:p>1.1652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1826">
            <text:p>1.1826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1512">
            <text:p>1.1512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79245283018868">
            <text:p>0.679245283</text:p>
          </table:table-cell>
          <table:table-cell office:value-type="float" office:value="1.16377358490566">
            <text:p>1.1637735849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18967741935484">
            <text:p>1.1896774194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16941176470588">
            <text:p>1.1694117647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76470588235294">
            <text:p>0.6764705882</text:p>
          </table:table-cell>
          <table:table-cell office:value-type="float" office:value="1.14823529411765">
            <text:p>1.1482352941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74418604651163">
            <text:p>0.6744186047</text:p>
          </table:table-cell>
          <table:table-cell office:value-type="float" office:value="1.18232558139535">
            <text:p>1.1823255814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671875">
            <text:p>0.671875</text:p>
          </table:table-cell>
          <table:table-cell office:value-type="float" office:value="1.17359375">
            <text:p>1.1735937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671641791044776">
            <text:p>0.671641791</text:p>
          </table:table-cell>
          <table:table-cell office:value-type="float" office:value="1.15716417910448">
            <text:p>1.1571641791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555555555556">
            <text:p>1.1955555556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833333333333">
            <text:p>1.2083333333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666666666667">
            <text:p>1.2166666667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1333333333333">
            <text:p>1.1133333333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80952380952">
            <text:p>1.2138095238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3333333333333">
            <text:p>1.2333333333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733333333333">
            <text:p>1.1473333333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2666666666667">
            <text:p>1.2266666667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72">
            <text:p>30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111111111111">
            <text:p>1.1511111111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47619047619">
            <text:p>1.1647619048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708333333333">
            <text:p>1.1470833333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555555555556">
            <text:p>1.1455555556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388888888889">
            <text:p>1.1538888889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1333333333333">
            <text:p>1.1133333333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58536585365854">
            <text:p>0.6585365854</text:p>
          </table:table-cell>
          <table:table-cell office:value-type="float" office:value="1.16365853658537">
            <text:p>1.1636585366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58536585365854">
            <text:p>0.6585365854</text:p>
          </table:table-cell>
          <table:table-cell office:value-type="float" office:value="1.16414634146341">
            <text:p>1.1641463415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2175">
            <text:p>1.2175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221">
            <text:p>1.221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18058823529412">
            <text:p>1.1805882353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17928571428571">
            <text:p>1.1792857143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14714285714286">
            <text:p>1.1471428571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20785714285714">
            <text:p>1.2078571429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1624">
            <text:p>1.1624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37931034482759">
            <text:p>0.6379310345</text:p>
          </table:table-cell>
          <table:table-cell office:value-type="float" office:value="1.1851724137931">
            <text:p>1.1851724138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20909090909091">
            <text:p>1.2090909091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5727272727273">
            <text:p>1.1572727273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5727272727273">
            <text:p>1.1572727273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5454545454545">
            <text:p>1.1545454545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17631578947368">
            <text:p>1.176315789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21222222222222">
            <text:p>1.2122222222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20875">
            <text:p>1.2087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8375">
            <text:p>1.1837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9125">
            <text:p>1.19125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51875">
            <text:p>1.15187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21875">
            <text:p>1.21875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8041666666667">
            <text:p>1.1804166667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4375">
            <text:p>1.1437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8375">
            <text:p>1.1837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9625">
            <text:p>1.1962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6769230769231">
            <text:p>1.1676923077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5076923076923">
            <text:p>1.1507692308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18774193548387">
            <text:p>1.187741935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26">
            <text:p>1.226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04">
            <text:p>1.204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0133333333333">
            <text:p>1.2013333333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34">
            <text:p>1.134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732">
            <text:p>1.1732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32">
            <text:p>1.132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37">
            <text:p>1.137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1">
            <text:p>1.171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16764705882353">
            <text:p>1.1676470588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6214285714286">
            <text:p>1.1621428571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8857142857143">
            <text:p>1.1885714286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6214285714286">
            <text:p>1.1621428571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67164179104478">
            <text:p>0.5671641791</text:p>
          </table:table-cell>
          <table:table-cell office:value-type="float" office:value="1.16641791044776">
            <text:p>1.1664179104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4222222222222">
            <text:p>1.1422222222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52631578947368">
            <text:p>0.5526315789</text:p>
          </table:table-cell>
          <table:table-cell office:value-type="float" office:value="1.18578947368421">
            <text:p>1.1857894737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52631578947368">
            <text:p>0.5526315789</text:p>
          </table:table-cell>
          <table:table-cell office:value-type="float" office:value="1.17842105263158">
            <text:p>1.1784210526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166666666667">
            <text:p>1.1416666667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906">
            <text:p>29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964">
            <text:p>29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4083333333333">
            <text:p>1.1408333333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083">
            <text:p>30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539">
            <text:p>35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06">
            <text:p>37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11">
            <text:p>381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18153846153846">
            <text:p>1.181538461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16777777777778">
            <text:p>1.1677777778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20777777777778">
            <text:p>1.2077777778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16571428571429">
            <text:p>1.1657142857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13285714285714">
            <text:p>1.1328571429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94">
            <text:p>1.194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1666666666667">
            <text:p>1.2166666667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976">
            <text:p>29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160">
            <text:p>31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21833333333333">
            <text:p>1.2183333333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16">
            <text:p>28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964">
            <text:p>2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22">
            <text:p>30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68">
            <text:p>30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71">
            <text:p>31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95">
            <text:p>34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61">
            <text:p>36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46">
            <text:p>38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 table:number-rows-repeated="1045789">
          <table:table-cell table:number-columns-repeated="5"/>
        </table:table-row>
        <table:table-row table:style-name="ro2" table:visibility="filter">
          <table:table-cell table:number-columns-repeated="5"/>
        </table:table-row>
      </table:table>
      <table:database-ranges>
        <table:database-range table:target-range-address="Sheet1.A1:Sheet1.E104857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2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2:14:14.82</dc:date>
    <dc:creator>Gajo </dc:creator>
    <meta:document-statistic meta:table-count="1" meta:cell-count="13930" meta:object-count="0"/>
    <meta:generator>OpenOffice/4.1.3$Win32 OpenOffice.org_project/413m1$Build-9783</meta:generator>
  </office:meta>
</office:document-meta>
</file>